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ource Sans Pro" svg:font-family="'Source Sans Pro', 'Helvetica Neue', Helvetica, Arial, sans-serif"/>
    <style:font-face style:name="Lucida Sans1" svg:font-family="'Lucida Sans'" style:font-family-generic="swiss"/>
    <style:font-face style:name="Courier New" svg:font-family="'Courier New'" style:font-family-generic="modern" style:font-pitch="fixed"/>
    <style:font-face style:name="新宋体" svg:font-family="新宋体"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1.5" style:family="table-row">
      <style:table-row-properties style:min-row-height="0.0549in"/>
    </style:style>
    <style:style style:name="Table2" style:family="table">
      <style:table-properties style:width="6.925in" table:align="left" fo:background-color="#ffffff">
        <style:background-image/>
      </style:table-properties>
    </style:style>
    <style:style style:name="Table2.A" style:family="table-column">
      <style:table-column-properties style:column-width="1.35in"/>
    </style:style>
    <style:style style:name="Table2.B" style:family="table-column">
      <style:table-column-properties style:column-width="3.034in"/>
    </style:style>
    <style:style style:name="Table2.C" style:family="table-column">
      <style:table-column-properties style:column-width="2.541in"/>
    </style:style>
    <style:style style:name="Table2.A1" style:family="table-cell">
      <style:table-cell-properties style:vertical-align="middle" fo:padding="0.0194in" fo:border="none"/>
    </style:style>
    <style:style style:name="Table2.2" style:family="table-row">
      <style:table-row-properties fo:background-color="#f9f9f9">
        <style:background-image/>
      </style:table-row-properties>
    </style:style>
    <style:style style:name="P1" style:family="paragraph" style:parent-style-name="Standard">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2" style:family="paragraph" style:parent-style-name="Standard">
      <style:text-properties style:font-name="Times New Roman" fo:font-size="16pt" style:font-size-asian="16pt" style:font-size-complex="16pt"/>
    </style:style>
    <style:style style:name="P3" style:family="paragraph" style:parent-style-name="Standard">
      <style:paragraph-properties>
        <style:tab-stops>
          <style:tab-stop style:position="2.7917in"/>
        </style:tab-stops>
      </style:paragraph-properties>
      <style:text-properties fo:color="#ff3333" style:font-name="Times New Roman" fo:font-size="16pt" fo:font-weight="normal" style:font-size-asian="16pt" style:font-weight-asian="normal" style:font-size-complex="16pt" style:font-weight-complex="normal"/>
    </style:style>
    <style:style style:name="P4" style:family="paragraph" style:parent-style-name="Standard">
      <style:paragraph-properties>
        <style:tab-stops>
          <style:tab-stop style:position="2.7917in"/>
        </style:tab-stops>
      </style:paragraph-properties>
      <style:text-properties fo:color="#000000" style:font-name="Times New Roman" fo:font-size="16pt" fo:font-weight="normal" style:font-size-asian="16pt" style:font-weight-asian="normal" style:font-size-complex="16pt" style:font-weight-complex="normal"/>
    </style:style>
    <style:style style:name="P5" style:family="paragraph" style:parent-style-name="Standard">
      <style:paragraph-properties>
        <style:tab-stops>
          <style:tab-stop style:position="2.7917in"/>
        </style:tab-stops>
      </style:paragraph-properties>
      <style:text-properties fo:color="#000000" style:font-name="Times New Roman" fo:font-size="16pt" fo:font-weight="bold" style:font-size-asian="16pt" style:font-weight-asian="bold" style:font-size-complex="16pt" style:font-weight-complex="bold"/>
    </style:style>
    <style:style style:name="P6" style:family="paragraph" style:parent-style-name="Standard">
      <style:paragraph-properties>
        <style:tab-stops>
          <style:tab-stop style:position="2.7917in"/>
        </style:tab-stops>
      </style:paragraph-properties>
      <style:text-properties fo:font-variant="normal" fo:text-transform="none" fo:color="#ff3333" style:font-name="Times New Roman" fo:font-size="16pt" fo:letter-spacing="normal" fo:font-style="normal" fo:font-weight="normal" style:font-size-asian="16pt" style:font-weight-asian="normal" style:font-size-complex="16pt" style:font-weight-complex="normal"/>
    </style:style>
    <style:style style:name="P7" style:family="paragraph" style:parent-style-name="Standard">
      <style:paragraph-properties>
        <style:tab-stops>
          <style:tab-stop style:position="2.7917in"/>
        </style:tab-stops>
      </style:paragraph-properties>
    </style:style>
    <style:style style:name="P8" style:family="paragraph" style:parent-style-name="Standard">
      <style:paragraph-properties>
        <style:tab-stops>
          <style:tab-stop style:position="2.7917in"/>
        </style:tab-stops>
      </style:paragraph-properties>
      <style:text-properties fo:font-weight="bold" style:font-weight-asian="bold" style:font-weight-complex="bold"/>
    </style:style>
    <style:style style:name="P9" style:family="paragraph" style:parent-style-name="Table_20_Contents">
      <style:text-properties style:font-name="Times New Roman" fo:font-size="16pt" style:font-size-asian="16pt" style:font-size-complex="16pt"/>
    </style:style>
    <style:style style:name="P10" style:family="paragraph" style:parent-style-name="Table_20_Heading">
      <style:paragraph-properties fo:line-height="160%" fo:text-align="start" style:justify-single-word="false" fo:padding="0in" fo:border="none"/>
    </style:style>
    <style:style style:name="P11" style:family="paragraph" style:parent-style-name="Text_20_body" style:list-style-name="L25">
      <style:paragraph-properties>
        <style:tab-stops>
          <style:tab-stop style:position="2.7917in"/>
        </style:tab-stops>
      </style:paragraph-properties>
    </style:style>
    <style:style style:name="P12" style:family="paragraph" style:parent-style-name="Text_20_body" style:list-style-name="L26">
      <style:paragraph-properties>
        <style:tab-stops>
          <style:tab-stop style:position="2.7917in"/>
        </style:tab-stops>
      </style:paragraph-properties>
    </style:style>
    <style:style style:name="P13" style:family="paragraph" style:parent-style-name="Text_20_body">
      <style:paragraph-properties>
        <style:tab-stops>
          <style:tab-stop style:position="2.7917in"/>
        </style:tab-stops>
      </style:paragraph-properties>
      <style:text-properties fo:font-variant="normal" fo:text-transform="none" fo:color="#363f44" style:font-name="Source Sans Pro" fo:font-size="12.75pt" fo:letter-spacing="normal" fo:font-style="normal" fo:font-weight="normal" style:font-size-asian="16pt" style:font-weight-asian="normal" style:font-size-complex="16pt" style:font-weight-complex="normal"/>
    </style:style>
    <style:style style:name="P14" style:family="paragraph" style:parent-style-name="Text_20_body" style:list-style-name="L11">
      <style:paragraph-properties fo:margin-left="0in" fo:margin-right="0in" fo:margin-top="0in" fo:margin-bottom="0in" fo:orphans="2" fo:widows="2" fo:text-indent="0in" style:auto-text-indent="false" fo:background-color="transparent" fo:padding="0in" fo:border="none">
        <style:background-image/>
      </style:paragraph-properties>
      <style:text-properties fo:font-variant="normal" fo:text-transform="none" fo:color="#ff3333" style:font-name="Times New Roman" fo:font-size="16pt" fo:letter-spacing="normal" fo:font-style="normal" fo:font-weight="normal" style:font-size-asian="16pt" style:font-size-complex="16pt"/>
    </style:style>
    <style:style style:name="P15" style:family="paragraph" style:parent-style-name="Text_20_body" style:list-style-name="L26">
      <style:paragraph-properties fo:margin-top="0in" fo:margin-bottom="0in" fo:orphans="2" fo:widows="2" fo:padding="0in" fo:border="none"/>
    </style:style>
    <style:style style:name="P16" style:family="paragraph" style:parent-style-name="Table_20_Contents">
      <style:text-properties fo:font-size="2pt" style:font-size-asian="2pt" style:font-size-complex="2pt"/>
    </style:style>
    <style:style style:name="P17" style:family="paragraph" style:parent-style-name="Table_20_Contents">
      <style:paragraph-properties fo:line-height="160%" fo:padding-left="0in" fo:padding-right="0in" fo:padding-top="0.0835in" fo:padding-bottom="0in" fo:border-left="none" fo:border-right="none" fo:border-top="0.0008in solid #dddddd" fo:border-bottom="none"/>
    </style:style>
    <style:style style:name="P18" style:family="paragraph" style:parent-style-name="Table_20_Contents">
      <style:paragraph-properties fo:line-height="160%" fo:padding-left="0in" fo:padding-right="0in" fo:padding-top="0.0835in" fo:padding-bottom="0in" fo:border-left="none" fo:border-right="none" fo:border-top="0.0008in solid #dddddd" fo:border-bottom="none"/>
      <style:text-properties fo:color="#ff3333"/>
    </style:style>
    <style:style style:name="P19" style:family="paragraph" style:parent-style-name="Standard" style:list-style-name="L1">
      <style:paragraph-properties>
        <style:tab-stops>
          <style:tab-stop style:position="2.7917in"/>
        </style:tab-stops>
      </style:paragraph-properties>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20" style:family="paragraph" style:parent-style-name="Standard" style:list-style-name="L1">
      <style:paragraph-properties>
        <style:tab-stops>
          <style:tab-stop style:position="2.7917in"/>
        </style:tab-stops>
      </style:paragraph-properties>
      <style:text-properties fo:font-variant="normal" fo:text-transform="none" fo:color="#323232" style:font-name="Times New Roman" fo:font-size="16pt" fo:letter-spacing="normal" fo:font-style="normal" fo:font-weight="normal" style:font-size-asian="16pt" style:font-weight-asian="normal" style:font-size-complex="16pt" style:font-weight-complex="normal"/>
    </style:style>
    <style:style style:name="P21" style:family="paragraph" style:parent-style-name="Standard" style:list-style-name="L2">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22" style:family="paragraph" style:parent-style-name="Standard" style:list-style-name="L3">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23" style:family="paragraph" style:parent-style-name="Standard" style:list-style-name="L4">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24" style:family="paragraph" style:parent-style-name="Standard" style:list-style-name="L5">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25" style:family="paragraph" style:parent-style-name="Standard" style:list-style-name="L6">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26" style:family="paragraph" style:parent-style-name="Standard" style:list-style-name="L7">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27" style:family="paragraph" style:parent-style-name="Standard" style:list-style-name="L17">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28" style:family="paragraph" style:parent-style-name="Standard" style:list-style-name="L18">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29" style:family="paragraph" style:parent-style-name="Standard" style:list-style-name="L19">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30" style:family="paragraph" style:parent-style-name="Standard" style:list-style-name="L20">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31" style:family="paragraph" style:parent-style-name="Standard" style:list-style-name="L21">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32" style:family="paragraph" style:parent-style-name="Standard" style:list-style-name="L22">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33" style:family="paragraph" style:parent-style-name="Standard" style:list-style-name="L23">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34" style:family="paragraph" style:parent-style-name="Standard" style:list-style-name="L24">
      <style:paragraph-properties>
        <style:tab-stops>
          <style:tab-stop style:position="2.7917in"/>
        </style:tab-stops>
      </style:paragraph-properties>
      <style:text-properties style:font-name="Times New Roman" fo:font-size="16pt" fo:font-weight="normal" style:font-size-asian="16pt" style:font-weight-asian="normal" style:font-size-complex="16pt" style:font-weight-complex="normal"/>
    </style:style>
    <style:style style:name="P35" style:family="paragraph" style:parent-style-name="Standard" style:list-style-name="L7">
      <style:paragraph-properties>
        <style:tab-stops>
          <style:tab-stop style:position="2.7917in"/>
        </style:tab-stops>
      </style:paragraph-properties>
    </style:style>
    <style:style style:name="P36" style:family="paragraph" style:parent-style-name="Standard" style:list-style-name="L13">
      <style:paragraph-properties>
        <style:tab-stops>
          <style:tab-stop style:position="2.7917in"/>
        </style:tab-stops>
      </style:paragraph-properties>
    </style:style>
    <style:style style:name="P37" style:family="paragraph" style:parent-style-name="Standard" style:list-style-name="L14">
      <style:paragraph-properties>
        <style:tab-stops>
          <style:tab-stop style:position="2.7917in"/>
        </style:tab-stops>
      </style:paragraph-properties>
    </style:style>
    <style:style style:name="P38" style:family="paragraph" style:parent-style-name="Standard" style:list-style-name="L16">
      <style:paragraph-properties>
        <style:tab-stops>
          <style:tab-stop style:position="2.7917in"/>
        </style:tab-stops>
      </style:paragraph-properties>
    </style:style>
    <style:style style:name="P39" style:family="paragraph" style:parent-style-name="Standard" style:list-style-name="L21">
      <style:paragraph-properties>
        <style:tab-stops>
          <style:tab-stop style:position="2.7917in"/>
        </style:tab-stops>
      </style:paragraph-properties>
    </style:style>
    <style:style style:name="P40" style:family="paragraph" style:parent-style-name="Standard" style:list-style-name="L22">
      <style:paragraph-properties>
        <style:tab-stops>
          <style:tab-stop style:position="2.7917in"/>
        </style:tab-stops>
      </style:paragraph-properties>
    </style:style>
    <style:style style:name="P41" style:family="paragraph" style:parent-style-name="Standard" style:list-style-name="L25">
      <style:paragraph-properties>
        <style:tab-stops>
          <style:tab-stop style:position="2.7917in"/>
        </style:tab-stops>
      </style:paragraph-properties>
    </style:style>
    <style:style style:name="P42" style:family="paragraph" style:parent-style-name="Standard" style:list-style-name="L31">
      <style:paragraph-properties>
        <style:tab-stops>
          <style:tab-stop style:position="2.7917in"/>
        </style:tab-stops>
      </style:paragraph-properties>
    </style:style>
    <style:style style:name="P43" style:family="paragraph" style:parent-style-name="Standard" style:list-style-name="L8">
      <style:paragraph-properties>
        <style:tab-stops>
          <style:tab-stop style:position="2.7917in"/>
        </style:tab-stops>
      </style:paragraph-properties>
      <style:text-properties fo:color="#000000" style:font-name="Times New Roman" fo:font-size="16pt" fo:font-weight="bold" style:font-size-asian="16pt" style:font-weight-asian="bold" style:font-size-complex="16pt" style:font-weight-complex="bold"/>
    </style:style>
    <style:style style:name="P44" style:family="paragraph" style:parent-style-name="Standard" style:list-style-name="L9">
      <style:paragraph-properties>
        <style:tab-stops>
          <style:tab-stop style:position="2.7917in"/>
        </style:tab-stops>
      </style:paragraph-properties>
      <style:text-properties fo:color="#000000" style:font-name="Times New Roman" fo:font-size="16pt" fo:font-weight="bold" style:font-size-asian="16pt" style:font-weight-asian="bold" style:font-size-complex="16pt" style:font-weight-complex="bold"/>
    </style:style>
    <style:style style:name="P45" style:family="paragraph" style:parent-style-name="Standard" style:list-style-name="L10">
      <style:paragraph-properties>
        <style:tab-stops>
          <style:tab-stop style:position="2.7917in"/>
        </style:tab-stops>
      </style:paragraph-properties>
      <style:text-properties fo:color="#000000" style:font-name="Times New Roman" fo:font-size="16pt" fo:font-weight="bold" style:font-size-asian="16pt" style:font-weight-asian="bold" style:font-size-complex="16pt" style:font-weight-complex="bold"/>
    </style:style>
    <style:style style:name="P46" style:family="paragraph" style:parent-style-name="Standard">
      <style:paragraph-properties>
        <style:tab-stops>
          <style:tab-stop style:position="2.7917in"/>
        </style:tab-stops>
      </style:paragraph-properties>
      <style:text-properties fo:color="#000000" style:font-name="Times New Roman" fo:font-size="16pt" fo:font-weight="normal" style:font-size-asian="16pt" style:font-weight-asian="normal" style:font-size-complex="16pt" style:font-weight-complex="normal"/>
    </style:style>
    <style:style style:name="P47" style:family="paragraph" style:parent-style-name="Standard" style:list-style-name="L15">
      <style:paragraph-properties>
        <style:tab-stops>
          <style:tab-stop style:position="2.7917in"/>
        </style:tab-stops>
      </style:paragraph-properties>
      <style:text-properties fo:color="#000000" style:font-name="Times New Roman" fo:font-size="16pt" fo:font-weight="normal" style:font-size-asian="16pt" style:font-weight-asian="normal" style:font-size-complex="16pt" style:font-weight-complex="normal"/>
    </style:style>
    <style:style style:name="P48" style:family="paragraph" style:parent-style-name="Standard" style:list-style-name="L27">
      <style:paragraph-properties>
        <style:tab-stops>
          <style:tab-stop style:position="2.7917in"/>
        </style:tab-stops>
      </style:paragraph-properties>
      <style:text-properties fo:color="#000000" style:font-name="Times New Roman" fo:font-size="16pt" fo:font-weight="normal" style:font-size-asian="16pt" style:font-weight-asian="normal" style:font-size-complex="16pt" style:font-weight-complex="normal"/>
    </style:style>
    <style:style style:name="P49" style:family="paragraph" style:parent-style-name="Standard" style:list-style-name="L28">
      <style:paragraph-properties>
        <style:tab-stops>
          <style:tab-stop style:position="2.7917in"/>
        </style:tab-stops>
      </style:paragraph-properties>
      <style:text-properties fo:color="#000000" style:font-name="Times New Roman" fo:font-size="16pt" fo:font-weight="normal" style:font-size-asian="16pt" style:font-weight-asian="normal" style:font-size-complex="16pt" style:font-weight-complex="normal"/>
    </style:style>
    <style:style style:name="P50" style:family="paragraph" style:parent-style-name="Standard" style:list-style-name="L29">
      <style:paragraph-properties>
        <style:tab-stops>
          <style:tab-stop style:position="2.7917in"/>
        </style:tab-stops>
      </style:paragraph-properties>
      <style:text-properties fo:color="#000000" style:font-name="Times New Roman" fo:font-size="16pt" fo:font-weight="normal" style:font-size-asian="16pt" style:font-weight-asian="normal" style:font-size-complex="16pt" style:font-weight-complex="normal"/>
    </style:style>
    <style:style style:name="P51" style:family="paragraph" style:parent-style-name="Standard" style:list-style-name="L30">
      <style:paragraph-properties>
        <style:tab-stops>
          <style:tab-stop style:position="2.7917in"/>
        </style:tab-stops>
      </style:paragraph-properties>
      <style:text-properties fo:color="#000000" style:font-name="Times New Roman" fo:font-size="16pt" fo:font-weight="normal" style:font-size-asian="16pt" style:font-weight-asian="normal" style:font-size-complex="16pt" style:font-weight-complex="normal"/>
    </style:style>
    <style:style style:name="P52" style:family="paragraph" style:parent-style-name="Standard" style:list-style-name="L31">
      <style:paragraph-properties>
        <style:tab-stops>
          <style:tab-stop style:position="2.7917in"/>
        </style:tab-stops>
      </style:paragraph-properties>
      <style:text-properties fo:color="#000000" style:font-name="Times New Roman" fo:font-size="16pt" fo:font-weight="normal" style:font-size-asian="16pt" style:font-weight-asian="normal" style:font-size-complex="16pt" style:font-weight-complex="normal"/>
    </style:style>
    <style:style style:name="P53" style:family="paragraph" style:parent-style-name="Standard" style:list-style-name="L32">
      <style:paragraph-properties>
        <style:tab-stops>
          <style:tab-stop style:position="2.7917in"/>
        </style:tab-stops>
      </style:paragraph-properties>
      <style:text-properties fo:color="#000000" style:font-name="Times New Roman" fo:font-size="16pt" fo:font-weight="normal" style:font-size-asian="16pt" style:font-weight-asian="normal" style:font-size-complex="16pt" style:font-weight-complex="normal"/>
    </style:style>
    <style:style style:name="P54" style:family="paragraph" style:parent-style-name="Standard" style:list-style-name="L33">
      <style:paragraph-properties>
        <style:tab-stops>
          <style:tab-stop style:position="2.7917in"/>
        </style:tab-stops>
      </style:paragraph-properties>
      <style:text-properties fo:color="#000000" style:font-name="Times New Roman" fo:font-size="16pt" fo:font-weight="normal" style:font-size-asian="16pt" style:font-weight-asian="normal" style:font-size-complex="16pt" style:font-weight-complex="normal"/>
    </style:style>
    <style:style style:name="P55" style:family="paragraph" style:parent-style-name="Standard" style:list-style-name="L34">
      <style:paragraph-properties>
        <style:tab-stops>
          <style:tab-stop style:position="2.7917in"/>
        </style:tab-stops>
      </style:paragraph-properties>
      <style:text-properties fo:color="#000000" style:font-name="Times New Roman" fo:font-size="16pt" fo:font-weight="normal" style:font-size-asian="16pt" style:font-weight-asian="normal" style:font-size-complex="16pt" style:font-weight-complex="normal"/>
    </style:style>
    <style:style style:name="P56" style:family="paragraph" style:parent-style-name="Standard" style:list-style-name="L35">
      <style:paragraph-properties>
        <style:tab-stops>
          <style:tab-stop style:position="2.7917in"/>
        </style:tab-stops>
      </style:paragraph-properties>
      <style:text-properties fo:color="#000000" style:font-name="Times New Roman" fo:font-size="16pt" fo:font-weight="normal" style:font-size-asian="16pt" style:font-weight-asian="normal" style:font-size-complex="16pt" style:font-weight-complex="normal"/>
    </style:style>
    <style:style style:name="P57" style:family="paragraph" style:parent-style-name="Standard" style:list-style-name="L36">
      <style:paragraph-properties>
        <style:tab-stops>
          <style:tab-stop style:position="2.7917in"/>
        </style:tab-stops>
      </style:paragraph-properties>
      <style:text-properties fo:color="#000000" style:font-name="Times New Roman" fo:font-size="16pt" fo:font-weight="normal" style:font-size-asian="16pt" style:font-weight-asian="normal" style:font-size-complex="16pt" style:font-weight-complex="normal"/>
    </style:style>
    <style:style style:name="P58" style:family="paragraph" style:parent-style-name="Standard" style:list-style-name="L37">
      <style:paragraph-properties>
        <style:tab-stops>
          <style:tab-stop style:position="2.7917in"/>
        </style:tab-stops>
      </style:paragraph-properties>
      <style:text-properties fo:color="#000000" style:font-name="Times New Roman" fo:font-size="16pt" fo:font-weight="normal" style:font-size-asian="16pt" style:font-weight-asian="normal" style:font-size-complex="16pt" style:font-weight-complex="normal"/>
    </style:style>
    <style:style style:name="P59" style:family="paragraph" style:parent-style-name="Standard" style:list-style-name="L38">
      <style:paragraph-properties>
        <style:tab-stops>
          <style:tab-stop style:position="2.7917in"/>
        </style:tab-stops>
      </style:paragraph-properties>
      <style:text-properties fo:color="#000000" style:font-name="Times New Roman" fo:font-size="16pt" fo:font-weight="normal" style:font-size-asian="16pt" style:font-weight-asian="normal" style:font-size-complex="16pt" style:font-weight-complex="normal"/>
    </style:style>
    <style:style style:name="P60" style:family="paragraph" style:parent-style-name="Standard" style:list-style-name="L39">
      <style:paragraph-properties>
        <style:tab-stops>
          <style:tab-stop style:position="2.7917in"/>
        </style:tab-stops>
      </style:paragraph-properties>
      <style:text-properties fo:color="#000000" style:font-name="Times New Roman" fo:font-size="16pt" fo:font-weight="normal" style:font-size-asian="16pt" style:font-weight-asian="normal" style:font-size-complex="16pt" style:font-weight-complex="normal"/>
    </style:style>
    <style:style style:name="P61" style:family="paragraph" style:parent-style-name="Standard" style:list-style-name="L40">
      <style:paragraph-properties>
        <style:tab-stops>
          <style:tab-stop style:position="2.7917in"/>
        </style:tab-stops>
      </style:paragraph-properties>
      <style:text-properties fo:color="#000000" style:font-name="Times New Roman" fo:font-size="16pt" fo:font-weight="normal" style:font-size-asian="16pt" style:font-weight-asian="normal" style:font-size-complex="16pt" style:font-weight-complex="normal"/>
    </style:style>
    <style:style style:name="P62" style:family="paragraph" style:parent-style-name="Standard" style:list-style-name="L41">
      <style:paragraph-properties>
        <style:tab-stops>
          <style:tab-stop style:position="2.7917in"/>
        </style:tab-stops>
      </style:paragraph-properties>
      <style:text-properties fo:color="#000000" style:font-name="Times New Roman" fo:font-size="16pt" fo:font-weight="normal" style:font-size-asian="16pt" style:font-weight-asian="normal" style:font-size-complex="16pt" style:font-weight-complex="normal"/>
    </style:style>
    <style:style style:name="P63" style:family="paragraph" style:parent-style-name="Standard" style:list-style-name="L21">
      <style:paragraph-properties>
        <style:tab-stops>
          <style:tab-stop style:position="2.7917in"/>
        </style:tab-stops>
      </style:paragraph-properties>
      <style:text-properties fo:color="#000000"/>
    </style:style>
    <style:style style:name="P64" style:family="paragraph" style:parent-style-name="Standard">
      <style:paragraph-properties>
        <style:tab-stops>
          <style:tab-stop style:position="2.7917in"/>
        </style:tab-stops>
      </style:paragraph-properties>
      <style:text-properties fo:color="#000000" style:font-name="Consolas" fo:font-size="9.5pt" style:font-name-asian="Consolas" style:font-size-asian="9.5pt" style:font-name-complex="Consolas" style:font-size-complex="9.5pt"/>
    </style:style>
    <style:style style:name="P65" style:family="paragraph" style:parent-style-name="Standard" style:list-style-name="L12">
      <style:paragraph-properties>
        <style:tab-stops>
          <style:tab-stop style:position="2.7917in"/>
        </style:tab-stops>
      </style:paragraph-properties>
      <style:text-properties fo:color="#ff3333" style:font-name="Times New Roman" fo:font-size="16pt" fo:font-weight="normal" style:font-size-asian="16pt" style:font-weight-asian="normal" style:font-size-complex="16pt" style:font-weight-complex="normal"/>
    </style:style>
    <style:style style:name="P66" style:family="paragraph" style:parent-style-name="Standard" style:list-style-name="L31">
      <style:paragraph-properties>
        <style:tab-stops>
          <style:tab-stop style:position="2.7917in"/>
        </style:tab-stops>
      </style:paragraph-properties>
      <style:text-properties fo:font-weight="bold" style:font-weight-asian="bold" style:font-weight-complex="bold"/>
    </style:style>
    <style:style style:name="P67" style:family="paragraph" style:parent-style-name="Standard" style:list-style-name="L32">
      <style:paragraph-properties>
        <style:tab-stops>
          <style:tab-stop style:position="2.7917in"/>
        </style:tab-stops>
      </style:paragraph-properties>
      <style:text-properties fo:font-weight="bold" style:font-weight-asian="bold" style:font-weight-complex="bold"/>
    </style:style>
    <style:style style:name="P68" style:family="paragraph" style:parent-style-name="Standard" style:list-style-name="L33">
      <style:paragraph-properties>
        <style:tab-stops>
          <style:tab-stop style:position="2.7917in"/>
        </style:tab-stops>
      </style:paragraph-properties>
      <style:text-properties fo:font-weight="bold" style:font-weight-asian="bold" style:font-weight-complex="bold"/>
    </style:style>
    <style:style style:name="P69" style:family="paragraph" style:parent-style-name="Standard" style:list-style-name="L31">
      <style:paragraph-properties fo:margin-top="0in" fo:margin-bottom="0in" fo:orphans="2" fo:widows="2">
        <style:tab-stops>
          <style:tab-stop style:position="2.7917in"/>
        </style:tab-stops>
      </style:paragraph-properties>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T1" style:family="text">
      <style:text-properties fo:font-variant="normal" fo:text-transform="none" fo:color="#000000" style:font-name="Times New Roman" fo:letter-spacing="normal" fo:font-style="normal"/>
    </style:style>
    <style:style style:name="T2" style:family="text">
      <style:text-properties fo:font-variant="normal" fo:text-transform="none" fo:color="#000000" style:font-name="Times New Roman" fo:letter-spacing="normal" fo:font-style="normal" fo:font-weight="normal" style:font-weight-asian="normal" style:font-weight-complex="normal"/>
    </style:style>
    <style:style style:name="T3" style:family="text">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T4" style:family="text">
      <style:text-properties fo:font-variant="normal" fo:text-transform="none" fo:color="#000000" style:font-name="Times New Roman" fo:font-size="16pt" fo:letter-spacing="normal" fo:font-style="normal" fo:font-weight="normal" style:font-size-asian="16pt" style:font-size-complex="16pt"/>
    </style:style>
    <style:style style:name="T5" style:family="text">
      <style:text-properties fo:font-variant="normal" fo:text-transform="none" fo:color="#000000" style:font-name="Times New Roman" fo:font-size="16pt" fo:letter-spacing="normal" fo:font-style="normal" fo:font-weight="normal" fo:background-color="#f5f2f0" style:font-size-asian="16pt" style:font-weight-asian="normal" style:font-size-complex="16pt" style:font-weight-complex="normal"/>
    </style:style>
    <style:style style:name="T6" style:family="text">
      <style:text-properties fo:font-variant="normal" fo:text-transform="none" fo:color="#000000" style:font-name="Times New Roman" fo:font-size="16pt" fo:letter-spacing="normal" fo:font-style="normal" fo:font-weight="bold" style:font-size-asian="16pt" style:font-size-complex="16pt"/>
    </style:style>
    <style:style style:name="T7" style:family="text">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T8" style:family="text">
      <style:text-properties fo:font-variant="normal" fo:text-transform="none" fo:color="#000000" style:font-name="Times New Roman" fo:font-size="16pt" fo:letter-spacing="normal" fo:font-style="normal" style:font-size-asian="16pt" style:font-size-complex="16pt"/>
    </style:style>
    <style:style style:name="T9" style:family="text">
      <style:text-properties fo:font-variant="normal" fo:text-transform="none" fo:color="#000000" style:font-name="Times New Roman" fo:font-size="16pt" fo:letter-spacing="normal" fo:font-style="normal" style:text-underline-style="solid" style:text-underline-width="auto" style:text-underline-color="font-color" fo:font-weight="normal" style:font-size-asian="16pt" style:font-size-complex="16pt"/>
    </style:style>
    <style:style style:name="T10" style:family="text">
      <style:text-properties fo:font-variant="normal" fo:text-transform="none" fo:color="#000000" style:font-name="Times New Roman" fo:font-size="16pt" fo:letter-spacing="normal" fo:font-style="normal" style:text-underline-style="solid" style:text-underline-width="auto" style:text-underline-color="font-color" fo:font-weight="normal" style:font-size-asian="16pt" style:font-weight-asian="normal" style:font-size-complex="16pt" style:font-weight-complex="normal"/>
    </style:style>
    <style:style style:name="T11" style:family="text">
      <style:text-properties fo:font-variant="normal" fo:text-transform="none" fo:color="#000000" style:font-name="Times New Roman" fo:font-size="16pt" fo:letter-spacing="normal" fo:font-style="normal" style:text-underline-style="none" fo:font-weight="normal" style:font-size-asian="16pt" style:font-size-complex="16pt"/>
    </style:style>
    <style:style style:name="T12" style:family="text">
      <style:text-properties fo:font-variant="normal" fo:text-transform="none" fo:color="#000000" style:text-line-through-style="none" style:font-name="Times New Roman" fo:font-size="16pt" fo:letter-spacing="normal" fo:font-style="normal" style:text-underline-style="none" fo:font-weight="normal" style:text-blinking="false" style:font-size-asian="16pt" style:font-size-complex="16pt"/>
    </style:style>
    <style:style style:name="T13" style:family="text">
      <style:text-properties fo:font-variant="normal" fo:text-transform="none" fo:color="#000000" style:text-line-through-style="none" style:font-name="Times New Roman" fo:font-size="16pt" fo:letter-spacing="normal" fo:font-style="normal" style:text-underline-style="none" fo:font-weight="normal" style:text-blinking="false" style:font-size-asian="16pt" style:font-weight-asian="normal" style:font-size-complex="16pt" style:font-weight-complex="normal"/>
    </style:style>
    <style:style style:name="T14" style:family="text">
      <style:text-properties fo:font-variant="normal" fo:text-transform="none" fo:color="#000000" style:text-line-through-style="none" style:font-name="Times New Roman" fo:font-size="16pt" fo:letter-spacing="normal" fo:font-style="normal" style:text-underline-style="none" fo:font-weight="bold" style:text-blinking="false" style:font-size-asian="16pt" style:font-weight-asian="bold" style:font-size-complex="16pt" style:font-weight-complex="bold"/>
    </style:style>
    <style:style style:name="T15" style:family="text">
      <style:text-properties fo:font-variant="normal" fo:text-transform="none" fo:color="#171717" style:font-name="Times New Roman" fo:font-size="16pt" fo:letter-spacing="normal" fo:font-weight="normal" style:font-size-asian="16pt" style:font-weight-asian="normal" style:font-size-complex="16pt" style:font-weight-complex="normal"/>
    </style:style>
    <style:style style:name="T16" style:family="text">
      <style:text-properties fo:font-variant="normal" fo:text-transform="none" fo:color="#171717" style:font-name="Times New Roman" fo:font-size="16pt" fo:letter-spacing="normal" fo:font-style="normal" fo:font-weight="normal" style:font-size-asian="16pt" style:font-weight-asian="normal" style:font-size-complex="16pt" style:font-weight-complex="normal"/>
    </style:style>
    <style:style style:name="T17" style:family="text">
      <style:text-properties fo:font-variant="normal" fo:text-transform="none" fo:color="#333333" style:font-name="Times New Roman" fo:font-size="16pt" fo:letter-spacing="normal" fo:font-style="normal" fo:font-weight="normal" style:font-size-asian="16pt" style:font-weight-asian="normal" style:font-size-complex="16pt" style:font-weight-complex="normal"/>
    </style:style>
    <style:style style:name="T18" style:family="text">
      <style:text-properties style:font-name="Times New Roman" fo:font-size="16pt" fo:font-weight="normal" style:font-size-asian="16pt" style:font-weight-asian="normal" style:font-size-complex="16pt" style:font-weight-complex="normal"/>
    </style:style>
    <style:style style:name="T19" style:family="text">
      <style:text-properties style:font-name="Times New Roman" fo:font-size="16pt" style:text-underline-style="solid" style:text-underline-width="auto" style:text-underline-color="font-color" fo:font-weight="normal" style:font-size-asian="16pt" style:font-weight-asian="normal" style:font-size-complex="16pt" style:font-weight-complex="normal"/>
    </style:style>
    <style:style style:name="T20" style:family="text">
      <style:text-properties style:font-name="Times New Roman" fo:font-weight="bold" style:font-weight-asian="bold" style:font-weight-complex="bold"/>
    </style:style>
    <style:style style:name="T21" style:family="text">
      <style:text-properties fo:color="#000000" style:font-name="Times New Roman" fo:font-size="16pt" fo:font-weight="normal" style:font-size-asian="16pt" style:font-weight-asian="normal" style:font-size-complex="16pt" style:font-weight-complex="normal"/>
    </style:style>
    <style:style style:name="T22" style:family="text">
      <style:text-properties fo:color="#000000" style:font-name="Times New Roman" fo:font-size="16pt" fo:font-weight="bold" style:font-size-asian="16pt" style:font-weight-asian="bold" style:font-size-complex="16pt" style:font-weight-complex="bold"/>
    </style:style>
    <style:style style:name="T23" style:family="text">
      <style:text-properties fo:color="#000000" style:font-name="Times New Roman" fo:font-size="16pt" style:text-underline-style="solid" style:text-underline-width="auto" style:text-underline-color="font-color" fo:font-weight="normal" style:font-size-asian="16pt" style:font-weight-asian="normal" style:font-size-complex="16pt" style:font-weight-complex="normal"/>
    </style:style>
    <style:style style:name="T24" style:family="text">
      <style:text-properties fo:color="#000000" style:font-name="Times New Roman" fo:font-size="16pt" style:font-size-asian="16pt" style:font-size-complex="16pt"/>
    </style:style>
    <style:style style:name="T25" style:family="text">
      <style:text-properties fo:font-weight="bold"/>
    </style:style>
    <style:style style:name="T26" style:family="text">
      <style:text-properties style:text-underline-style="solid" style:text-underline-width="auto" style:text-underline-color="font-color"/>
    </style:style>
    <style:style style:name="T27" style:family="text">
      <style:text-properties fo:color="#039be5" style:text-line-through-style="none" style:text-underline-style="none" style:text-blinking="false" fo:background-color="transparent"/>
    </style:style>
    <style:style style:name="T28" style:family="text">
      <style:text-properties fo:color="#ff3333"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cture 27</text:p>
      <text:p text:style-name="P2"/>
      <text:p text:style-name="P4">Why adopt SOA:</text:p>
      <text:list xml:id="list6888664286706345313" text:style-name="L1">
        <text:list-item>
          <text:p text:style-name="P19">The applications are monolithic, combining the logic of the user interface, business processing, and data access such that update of one kind of logic requires your company to test multiple kinds of behavior.</text:p>
        </text:list-item>
        <text:list-item>
          <text:p text:style-name="P19">The applications were repeatedly patched rather than rewritten as requirements changed. Any future update only generates additional errors.</text:p>
          <text:p text:style-name="P20"/>
        </text:list-item>
      </text:list>
      <text:list xml:id="list3920427588755822707" text:style-name="L2">
        <text:list-item>
          <text:p text:style-name="P21">SOA: Splitting up an application into many services that communicate over the internet</text:p>
        </text:list-item>
        <text:list-item>
          <text:p text:style-name="P21">services should be encapsulated, users of these services should not care about the implementation details; for application consumption</text:p>
        </text:list-item>
        <text:list-item>
          <text:p text:style-name="P21">contract: rules of communication between different services </text:p>
        </text:list-item>
        <text:list-item>
          <text:p text:style-name="P21">Enterprise service bus: a central control station that handles communication with services</text:p>
        </text:list-item>
        <text:list-item>
          <text:p text:style-name="P21"><text:span text:style-name="T1">using a </text:span><text:span text:style-name="Strong_20_Emphasis"><text:span text:style-name="T2">contract-last </text:span></text:span><text:span text:style-name="T1">approach, you start with the Java code, and let the Web service </text:span><text:span text:style-name="Strong_20_Emphasis"><text:span text:style-name="T2">contract </text:span></text:span><text:span text:style-name="T1">(WSDL) be generated from that. When using </text:span><text:span text:style-name="Strong_20_Emphasis"><text:span text:style-name="T2">contract-first</text:span></text:span><text:span text:style-name="T1">, you start with the WSDL </text:span><text:span text:style-name="Strong_20_Emphasis"><text:span text:style-name="T2">contract</text:span></text:span><text:span text:style-name="T1">, and use Java to implement said </text:span><text:span text:style-name="Strong_20_Emphasis"><text:span text:style-name="T2">contract</text:span></text:span><text:span text:style-name="T1">. </text:span></text:p>
        </text:list-item>
        <text:list-item>
          <text:p text:style-name="P21">RPC: remote procedure call, one process of a local machine calls another process of a remove machine over a network without having to understand the network detail</text:p>
        </text:list-item>
        <text:list-item>
          <text:p text:style-name="P21">SOAP: protocol what allows(contains) messages to be sent to different web services in the form of XML document, validated by XML schema</text:p>
        </text:list-item>
        <text:list-item>
          <text:p text:style-name="P21">structure: envelop, header: may not exist, body: must exist,</text:p>
        </text:list-item>
        <text:list-item>
          <text:p text:style-name="P21">xml schema, strongly typed</text:p>
        </text:list-item>
      </text:list>
      <text:list xml:id="list9204210817189357511" text:style-name="L3">
        <text:list-item>
          <text:p text:style-name="P22">xmlns : name space, using statement for xml, </text:p>
        </text:list-item>
        <text:list-item>
          <text:p text:style-name="P22">Fault: body, catch and match message over the internet</text:p>
        </text:list-item>
      </text:list>
      <text:p text:style-name="P1"/>
      <text:list xml:id="list8808916336604759218" text:style-name="L4">
        <text:list-item>
          <text:p text:style-name="P23">WSDL: Web Service Description Language, defines the contract of a SOAP service as an XML document for any party that wants to access it</text:p>
        </text:list-item>
        <text:list-item>
          <text:p text:style-name="P23">human readable and machine readable</text:p>
        </text:list-item>
        <text:list-item>
          <text:p text:style-name="P23">transport protocol, not tied to HTTP</text:p>
        </text:list-item>
        <text:list-item>
          <text:p text:style-name="P23">URL location of service</text:p>
        </text:list-item>
      </text:list>
      <text:p text:style-name="P1"><text:soft-page-break/>SOAP: </text:p>
      <text:list xml:id="list6079443905457926333" text:style-name="L5">
        <text:list-item>
          <text:p text:style-name="P24">not tied to http, but 99% it is, as a post request with XML in the body</text:p>
        </text:list-item>
        <text:list-item>
          <text:p text:style-name="P24">does not enforce node roles, client-server distinction, request/response cycle</text:p>
        </text:list-item>
        <text:list-item>
          <text:p text:style-name="P24">WCF: windows communication foundation, for .net framework, not in .net core</text:p>
        </text:list-item>
        <text:list-item>
          <text:p text:style-name="P24">endpoint: SOAP service</text:p>
        </text:list-item>
        <text:list-item>
          <text:p text:style-name="P24">address: URL send to</text:p>
        </text:list-item>
        <text:list-item>
          <text:p text:style-name="P24">binding: transport protocol to use</text:p>
        </text:list-item>
        <text:list-item>
          <text:p text:style-name="P24">contract: rules for data format</text:p>
        </text:list-item>
        <text:list-item>
          <text:p text:style-name="P24">modify visual studio, individual components, WCF checked</text:p>
        </text:list-item>
        <text:list-item>
          <text:p text:style-name="P24">process heavy, overhead much more than REST; mobile apps, web demands REST service</text:p>
        </text:list-item>
      </text:list>
      <text:p text:style-name="P1"/>
      <text:p text:style-name="P1">Lecture 28</text:p>
      <text:list xml:id="list4698559531445751047" text:style-name="L6">
        <text:list-item>
          <text:p text:style-name="P25">WCF Service Application framework 4.7,2</text:p>
        </text:list-item>
        <text:list-item>
          <text:p text:style-name="P25">IService interface, attribute[ServiceContract], mark it as SOAP service</text:p>
        </text:list-item>
        <text:list-item>
          <text:p text:style-name="P25">visible to outside</text:p>
        </text:list-item>
        <text:list-item>
          <text:p text:style-name="P25">OperationContract, ops that a service supports</text:p>
        </text:list-item>
        <text:list-item>
          <text:p text:style-name="P25">web.config</text:p>
        </text:list-item>
        <text:list-item>
          <text:p text:style-name="P25">WCF test client construct messages, send and get like postman</text:p>
        </text:list-item>
        <text:list-item>
          <text:p text:style-name="P25">Service1 implementation: automatically serialization in and out</text:p>
        </text:list-item>
        <text:list-item>
          <text:p text:style-name="P25">DataContract,, marks them as usable signature</text:p>
        </text:list-item>
        <text:list-item>
          <text:p text:style-name="P25">composite type</text:p>
        </text:list-item>
      </text:list>
      <text:list xml:id="list6376322170186397444" text:style-name="L7">
        <text:list-item>
          <text:p text:style-name="P26">DataMember: members of datacontract, mark them opt in for serialization and deserialization</text:p>
        </text:list-item>
        <text:list-item>
          <text:p text:style-name="P26"><text:s/>customize attributes</text:p>
        </text:list-item>
        <text:list-item>
          <text:p text:style-name="P26"><text:s/>exception → SOAP fault</text:p>
        </text:list-item>
        <text:list-item>
          <text:p text:style-name="P26">FaultContract, service class implementation, define fault behavior</text:p>
        </text:list-item>
        <text:list-item>
          <text:p text:style-name="P26">WSDLterminologies</text:p>
        </text:list-item>
        <text:list-item>
          <text:p text:style-name="P26">types: simple data types bool, float; composite data types, a class</text:p>
        </text:list-item>
        <text:list-item>
          <text:p text:style-name="P26">message: explain the input/output operations that can be performed by a web service</text:p>
        </text:list-item>
        <text:list-item>
          <text:p text:style-name="P35"><text:span text:style-name="T18">portypes: </text:span><text:span text:style-name="T3">encapsulate every input and output message into one logical </text:span><text:span text:style-name="T3">operation</text:span></text:p>
        </text:list-item>
        <text:list-item>
          <text:p text:style-name="P35"><text:span text:style-name="T18">Binding:</text:span><text:span text:style-name="T3">used to bind the operation to the particular port type. This is so </text:span><text:soft-page-break/><text:span text:style-name="T3">that when the client application calls the relevant port type, it will then be able to access the operations which are bound to this port type. Port types are just like interfaces; HTTP</text:span></text:p>
        </text:list-item>
        <text:list-item>
          <text:p text:style-name="P35"><text:span text:style-name="Strong_20_Emphasis"><text:span text:style-name="T3">service:</text:span></text:span><text:span text:style-name="Strong_20_Emphasis"><text:span text:style-name="T6"> </text:span></text:span><text:span text:style-name="T3">tag is a name given to the web service itself. client application makes a call to the web service, it calls the name of the web service.</text:span><text:span text:style-name="T21"> </text:span></text:p>
        </text:list-item>
        <text:list-item>
          <text:p text:style-name="P26">wcf client, working as dbcontext</text:p>
        </text:list-item>
        <text:list-item>
          <text:p text:style-name="P26">add a client reference, find address, return all services, select and name, create service reference</text:p>
        </text:list-item>
        <text:list-item>
          <text:p text:style-name="P26">generates client code</text:p>
        </text:list-item>
        <text:list-item>
          <text:p text:style-name="P35"><text:span text:style-name="T19">design time</text:span><text:span text:style-name="T18"> service, contract, and application </text:span></text:p>
        </text:list-item>
      </text:list>
      <text:p text:style-name="P1"/>
      <text:p text:style-name="P4">Rest:</text:p>
      <text:list xml:id="list2266108202706132432" text:style-name="L8">
        <text:list-item>
          <text:p text:style-name="P43">Level 1- resources</text:p>
        </text:list-item>
      </text:list>
      <text:p text:style-name="P4">any data, object, service, URI. </text:p>
      <text:p text:style-name="P6">Tackles the question of handling complexity by using divide and conquer, breaking a large service endpoint down into multiple resources.</text:p>
      <text:list xml:id="list6846818074252657999" text:style-name="L9">
        <text:list-item>
          <text:p text:style-name="P44">Level 2 - HTTP verbs</text:p>
        </text:list-item>
      </text:list>
      <text:p text:style-name="P4">HTTP methods get/post/delete. </text:p>
      <text:p text:style-name="P6">Introduces a standard set of verbs so that we handle similar situations in the same way, removing unnecessary variation.</text:p>
      <text:list xml:id="list4245392828100143989" text:style-name="L10">
        <text:list-item>
          <text:p text:style-name="P45">Level 3 – hypermedia control</text:p>
        </text:list-item>
      </text:list>
      <text:p text:style-name="P4">links in HTTP responses that instruct users what to do next, not in practice</text:p>
      <text:list xml:id="list8476379836649872372" text:style-name="L11">
        <text:list-header>
          <text:p text:style-name="P14">provides a way of making a protocol more self-documenting.</text:p>
        </text:list-header>
      </text:list>
      <text:p text:style-name="P3"/>
      <text:list xml:id="list3673506104059359026" text:style-name="L12">
        <text:list-header>
          <text:p text:style-name="P65"/>
        </text:list-header>
      </text:list>
      <text:p text:style-name="P4">6 principles: </text:p>
      <text:list xml:id="list9163712985794944409" text:style-name="L13">
        <text:list-item>
          <text:p text:style-name="P36"><text:span text:style-name="T22">client-server</text:span><text:span text:style-name="T21">: separation of concerns, reuse UI across platforms, evolve client and server independently; roles, UI – client/ DB -server</text:span></text:p>
        </text:list-item>
      </text:list>
      <text:list xml:id="list2646014240245882008" text:style-name="L14">
        <text:list-item>
          <text:p text:style-name="P37"><text:span text:style-name="T22">stateless</text:span><text:span text:style-name="T21">: no complicated interaction(state), all information needed are contained in one request; client keeps track of session, not server; drawback: send redundant info, login everytime</text:span></text:p>
        </text:list-item>
        <text:list-item>
          <text:p text:style-name="P37"><text:span text:style-name="T22">caching</text:span><text:span text:style-name="T21">: client browser download and save pages, and other resources(css,js,img) <text:s/></text:span></text:p>
        </text:list-item>
        <text:list-item>
          <text:p text:style-name="P37"><text:span text:style-name="T22">uniform interface</text:span><text:span text:style-name="T21">: carrier of message is standardized which helps </text:span><text:span text:style-name="T21">decouple client and server implementation; standard HTTP verbs to perform operations on resources</text:span></text:p>
        </text:list-item>
      </text:list>
      <text:list xml:id="list4742380862010064849" text:style-name="L15">
        <text:list-item>
          <text:p text:style-name="P47"><text:soft-page-break/>identification of resource: named resources</text:p>
        </text:list-item>
        <text:list-item>
          <text:p text:style-name="P47">manipulation of resources through representation: formats , XML update/ Json update </text:p>
        </text:list-item>
        <text:list-item>
          <text:p text:style-name="P47">self-descriptive messages: data format same as media type, content type in header</text:p>
        </text:list-item>
      </text:list>
      <text:list xml:id="list3516652299268082553" text:style-name="L16">
        <text:list-item>
          <text:p text:style-name="P38"><text:span text:style-name="T22">layered system</text:span><text:span text:style-name="T21">: each component cannot see beyond its immediate layer</text:span></text:p>
        </text:list-item>
        <text:list-item>
          <text:p text:style-name="P38"><text:span text:style-name="T22">code on demand</text:span><text:span text:style-name="T21">: enough disadvantages, not required </text:span></text:p>
        </text:list-item>
      </text:list>
      <text:p text:style-name="P4"/>
      <text:p text:style-name="P4">SOAP VS REST:</text:p>
      <text:p text:style-name="P13">The following table lists all the key differences between those two protocol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0"><text:span text:style-name="Strong_20_Emphasis"><text:span text:style-name="T25">#</text:span></text:span></text:p>
            </table:table-cell>
            <table:table-cell table:style-name="Table2.A1" office:value-type="string">
              <text:p text:style-name="P10"><text:span text:style-name="Strong_20_Emphasis"><text:span text:style-name="T25">SOAP</text:span></text:span></text:p>
            </table:table-cell>
            <table:table-cell table:style-name="Table2.A1" office:value-type="string">
              <text:p text:style-name="P10"><text:span text:style-name="Strong_20_Emphasis"><text:span text:style-name="T25">REST</text:span></text:span></text:p>
            </table:table-cell>
          </table:table-row>
        </table:table-header-rows>
        <table:table-row table:style-name="Table2.2">
          <table:table-cell table:style-name="Table2.A1" office:value-type="string">
            <text:p text:style-name="P17"><text:span text:style-name="Strong_20_Emphasis"><text:span text:style-name="T25">On API Changes</text:span></text:span></text:p>
          </table:table-cell>
          <table:table-cell table:style-name="Table2.A1" office:value-type="string">
            <text:p text:style-name="P17">Client code must be recompiled with new WSDL</text:p>
          </table:table-cell>
          <table:table-cell table:style-name="Table2.A1" office:value-type="string">
            <text:p text:style-name="P17">Can be backward compatible</text:p>
          </table:table-cell>
        </table:table-row>
        <table:table-row>
          <table:table-cell table:style-name="Table2.A1" office:value-type="string">
            <text:p text:style-name="P17"><text:span text:style-name="Strong_20_Emphasis"><text:span text:style-name="T25">Asynchronous</text:span></text:span></text:p>
          </table:table-cell>
          <table:table-cell table:style-name="Table2.A1" office:value-type="string">
            <text:p text:style-name="P17">Yes, Asynchronous Messaging</text:p>
          </table:table-cell>
          <table:table-cell table:style-name="Table2.A1" office:value-type="string">
            <text:p text:style-name="P17">Synchronous</text:p>
          </table:table-cell>
        </table:table-row>
        <table:table-row table:style-name="Table2.2">
          <table:table-cell table:style-name="Table2.A1" office:value-type="string">
            <text:p text:style-name="P17"><text:span text:style-name="Strong_20_Emphasis"><text:span text:style-name="T25">Bandwidth Usage</text:span></text:span></text:p>
          </table:table-cell>
          <table:table-cell table:style-name="Table2.A1" office:value-type="string">
            <text:p text:style-name="P17">+++</text:p>
          </table:table-cell>
          <table:table-cell table:style-name="Table2.A1" office:value-type="string">
            <text:p text:style-name="P17">+</text:p>
          </table:table-cell>
        </table:table-row>
        <table:table-row>
          <table:table-cell table:style-name="Table2.A1" office:value-type="string">
            <text:p text:style-name="P17"><text:span text:style-name="Strong_20_Emphasis"><text:span text:style-name="T25">Cacheable</text:span></text:span></text:p>
          </table:table-cell>
          <table:table-cell table:style-name="Table2.A1" office:value-type="string">
            <text:p text:style-name="P17">No</text:p>
          </table:table-cell>
          <table:table-cell table:style-name="Table2.A1" office:value-type="string">
            <text:p text:style-name="P17">Yes</text:p>
          </table:table-cell>
        </table:table-row>
        <table:table-row table:style-name="Table2.2">
          <table:table-cell table:style-name="Table2.A1" office:value-type="string">
            <text:p text:style-name="P17"><text:span text:style-name="Strong_20_Emphasis"><text:span text:style-name="T28">Data Formats</text:span></text:span></text:p>
          </table:table-cell>
          <table:table-cell table:style-name="Table2.A1" office:value-type="string">
            <text:p text:style-name="P18"> Only XML</text:p>
          </table:table-cell>
          <table:table-cell table:style-name="Table2.A1" office:value-type="string">
            <text:p text:style-name="P18">XML, Json, Plain Text, etc</text:p>
          </table:table-cell>
        </table:table-row>
        <table:table-row>
          <table:table-cell table:style-name="Table2.A1" office:value-type="string">
            <text:p text:style-name="P17"><text:span text:style-name="Strong_20_Emphasis"><text:span text:style-name="T25">Definition</text:span></text:span></text:p>
          </table:table-cell>
          <table:table-cell table:style-name="Table2.A1" office:value-type="string">
            <text:p text:style-name="P17"> WSDL Defines the endpoints exposed by the service</text:p>
          </table:table-cell>
          <table:table-cell table:style-name="Table2.A1" office:value-type="string">
            <text:p text:style-name="P17">Uses XML or JSON to send and receive data</text:p>
          </table:table-cell>
        </table:table-row>
        <table:table-row table:style-name="Table2.2">
          <table:table-cell table:style-name="Table2.A1" office:value-type="string">
            <text:p text:style-name="P17"><text:span text:style-name="Strong_20_Emphasis"><text:span text:style-name="T25">Documentation</text:span></text:span></text:p>
          </table:table-cell>
          <table:table-cell table:style-name="Table2.A1" office:value-type="string">
            <text:p text:style-name="P17">The SOAP protocol can be quite difficult to understand (many options), but well documented.</text:p>
          </table:table-cell>
          <table:table-cell table:style-name="Table2.A1" office:value-type="string">
            <text:p text:style-name="P17">Depends on the documentation provided by the service designer (Swagger for example)</text:p>
          </table:table-cell>
        </table:table-row>
        <table:table-row>
          <table:table-cell table:style-name="Table2.A1" office:value-type="string">
            <text:p text:style-name="P17"><text:span text:style-name="Strong_20_Emphasis"><text:span text:style-name="T25">Error Handling</text:span></text:span></text:p>
          </table:table-cell>
          <table:table-cell table:style-name="Table2.A1" office:value-type="string">
            <text:p text:style-name="P17">Built-in</text:p>
          </table:table-cell>
          <table:table-cell table:style-name="Table2.A1" office:value-type="string">
            <text:p text:style-name="P17">No error handling</text:p>
          </table:table-cell>
        </table:table-row>
        <table:table-row table:style-name="Table2.2">
          <table:table-cell table:style-name="Table2.A1" office:value-type="string">
            <text:p text:style-name="P17"><text:span text:style-name="Strong_20_Emphasis"><text:span text:style-name="T25">Exposed Business Logic</text:span></text:span></text:p>
          </table:table-cell>
          <table:table-cell table:style-name="Table2.A1" office:value-type="string">
            <text:p text:style-name="P17">Services Interfaces</text:p>
          </table:table-cell>
          <table:table-cell table:style-name="Table2.A1" office:value-type="string">
            <text:p text:style-name="P17">URIs</text:p>
          </table:table-cell>
        </table:table-row>
        <table:table-row>
          <table:table-cell table:style-name="Table2.A1" office:value-type="string">
            <text:p text:style-name="P17"><text:span text:style-name="Strong_20_Emphasis"><text:span text:style-name="T25">Failure Handling</text:span></text:span></text:p>
          </table:table-cell>
          <table:table-cell table:style-name="Table2.A1" office:value-type="string">
            <text:p text:style-name="P17">Retry logic built-in</text:p>
          </table:table-cell>
          <table:table-cell table:style-name="Table2.A1" office:value-type="string">
            <text:p text:style-name="P17">Expects Client to retry</text:p>
          </table:table-cell>
        </table:table-row>
        <table:table-row table:style-name="Table2.2">
          <table:table-cell table:style-name="Table2.A1" office:value-type="string">
            <text:p text:style-name="P17"><text:span text:style-name="Strong_20_Emphasis"><text:span text:style-name="T25">Goal</text:span></text:span></text:p>
          </table:table-cell>
          <table:table-cell table:style-name="Table2.A1" office:value-type="string">
            <text:p text:style-name="P17"> Focuses on exposing pieces of application logic (not data) as services</text:p>
          </table:table-cell>
          <table:table-cell table:style-name="Table2.A1" office:value-type="string">
            <text:p text:style-name="P17">Focuses on accessing named resources through a single consistent interface</text:p>
          </table:table-cell>
        </table:table-row>
        <table:table-row>
          <table:table-cell table:style-name="Table2.A1" office:value-type="string">
            <text:p text:style-name="P17"><text:span text:style-name="Strong_20_Emphasis"><text:span text:style-name="T25">Invokation</text:span></text:span></text:p>
          </table:table-cell>
          <table:table-cell table:style-name="Table2.A1" office:value-type="string">
            <text:p text:style-name="P17"> Invokes Services by calling RPC Methods</text:p>
          </table:table-cell>
          <table:table-cell table:style-name="Table2.A1" office:value-type="string">
            <text:p text:style-name="P17">Simply call services using HTTP Requests</text:p>
          </table:table-cell>
        </table:table-row>
        <table:table-row table:style-name="Table2.2">
          <table:table-cell table:style-name="Table2.A1" office:value-type="string">
            <text:p text:style-name="P17"><text:span text:style-name="Strong_20_Emphasis"><text:span text:style-name="T25">Java API</text:span></text:span></text:p>
          </table:table-cell>
          <table:table-cell table:style-name="Table2.A1" office:value-type="string">
            <text:p text:style-name="P17"><text:a xlink:type="simple" xlink:href="https://en.wikipedia.org/wiki/Java_API_for_XML_Web_Services" text:style-name="Internet_20_link" text:visited-style-name="Visited_20_Internet_20_Link"><text:span text:style-name="T27">JAX-WS</text:span></text:a></text:p>
          </table:table-cell>
          <table:table-cell table:style-name="Table2.A1" office:value-type="string">
            <text:p text:style-name="P17"><text:a xlink:type="simple" xlink:href="https://en.wikipedia.org/wiki/Java_API_for_RESTful_Web_Services" text:style-name="Internet_20_link" text:visited-style-name="Visited_20_Internet_20_Link"><text:span text:style-name="T27">Jax-RS</text:span></text:a></text:p>
          </table:table-cell>
        </table:table-row>
        <text:soft-page-break/>
        <table:table-row>
          <table:table-cell table:style-name="Table2.A1" office:value-type="string">
            <text:p text:style-name="P17"><text:span text:style-name="Strong_20_Emphasis"><text:span text:style-name="T28">Javascript Support</text:span></text:span></text:p>
          </table:table-cell>
          <table:table-cell table:style-name="Table2.A1" office:value-type="string">
            <text:p text:style-name="P18"> Difficult</text:p>
          </table:table-cell>
          <table:table-cell table:style-name="Table2.A1" office:value-type="string">
            <text:p text:style-name="P18">Easy</text:p>
          </table:table-cell>
        </table:table-row>
        <table:table-row table:style-name="Table2.2">
          <table:table-cell table:style-name="Table2.A1" office:value-type="string">
            <text:p text:style-name="P17"><text:span text:style-name="Strong_20_Emphasis"><text:span text:style-name="T28">Network</text:span></text:span></text:p>
          </table:table-cell>
          <table:table-cell table:style-name="Table2.A1" office:value-type="string">
            <text:p text:style-name="P18"> Transfer over HTTP, SMTP, FTP etc.</text:p>
          </table:table-cell>
          <table:table-cell table:style-name="Table2.A1" office:value-type="string">
            <text:p text:style-name="P18">Purely HTTP</text:p>
          </table:table-cell>
        </table:table-row>
        <table:table-row>
          <table:table-cell table:style-name="Table2.A1" office:value-type="string">
            <text:p text:style-name="P17"><text:span text:style-name="Strong_20_Emphasis"><text:span text:style-name="T25">Official Standard</text:span></text:span></text:p>
          </table:table-cell>
          <table:table-cell table:style-name="Table2.A1" office:value-type="string">
            <text:p text:style-name="P17"> Yes</text:p>
          </table:table-cell>
          <table:table-cell table:style-name="Table2.A1" office:value-type="string">
            <text:p text:style-name="P17">No</text:p>
          </table:table-cell>
        </table:table-row>
        <table:table-row table:style-name="Table2.2">
          <table:table-cell table:style-name="Table2.A1" office:value-type="string">
            <text:p text:style-name="P17"><text:span text:style-name="Strong_20_Emphasis"><text:span text:style-name="T25">Statefullness</text:span></text:span></text:p>
          </table:table-cell>
          <table:table-cell table:style-name="Table2.A1" office:value-type="string">
            <text:p text:style-name="P17">Supports stateless and stateful operations</text:p>
          </table:table-cell>
          <table:table-cell table:style-name="Table2.A1" office:value-type="string">
            <text:p text:style-name="P17">Emphasizes stateless communication</text:p>
          </table:table-cell>
        </table:table-row>
        <table:table-row>
          <table:table-cell table:style-name="Table2.A1" office:value-type="string">
            <text:p text:style-name="P17"><text:span text:style-name="Strong_20_Emphasis"><text:span text:style-name="T25">Payload</text:span></text:span></text:p>
          </table:table-cell>
          <table:table-cell table:style-name="Table2.A1" office:value-type="string">
            <text:p text:style-name="P17">XML Soap Envelop, must comply Soap schema</text:p>
          </table:table-cell>
          <table:table-cell table:style-name="Table2.A1" office:value-type="string">
            <text:p text:style-name="P17">Can be any format</text:p>
          </table:table-cell>
        </table:table-row>
        <table:table-row table:style-name="Table2.2">
          <table:table-cell table:style-name="Table2.A1" office:value-type="string">
            <text:p text:style-name="P17"><text:span text:style-name="Strong_20_Emphasis"><text:span text:style-name="T25">Payload Constraints</text:span></text:span></text:p>
          </table:table-cell>
          <table:table-cell table:style-name="Table2.A1" office:value-type="string">
            <text:p text:style-name="P17">Must support XML Serialization</text:p>
          </table:table-cell>
          <table:table-cell table:style-name="Table2.A1" office:value-type="string">
            <text:p text:style-name="P16"/>
          </table:table-cell>
        </table:table-row>
        <table:table-row>
          <table:table-cell table:style-name="Table2.A1" office:value-type="string">
            <text:p text:style-name="P17"><text:span text:style-name="Strong_20_Emphasis"><text:span text:style-name="T25">Performance</text:span></text:span></text:p>
          </table:table-cell>
          <table:table-cell table:style-name="Table2.A1" office:value-type="string">
            <text:p text:style-name="P17">Depends on Message Encryption, Signing etc. Typically lower than Rest</text:p>
          </table:table-cell>
          <table:table-cell table:style-name="Table2.A1" office:value-type="string">
            <text:p text:style-name="P17">Almost no protocol overhead.</text:p>
          </table:table-cell>
        </table:table-row>
        <table:table-row table:style-name="Table2.2">
          <table:table-cell table:style-name="Table2.A1" office:value-type="string">
            <text:p text:style-name="P17"><text:span text:style-name="Strong_20_Emphasis"><text:span text:style-name="T25">Protocol</text:span></text:span></text:p>
          </table:table-cell>
          <table:table-cell table:style-name="Table2.A1" office:value-type="string">
            <text:p text:style-name="P17"> XML Based Message Protocol</text:p>
          </table:table-cell>
          <table:table-cell table:style-name="Table2.A1" office:value-type="string">
            <text:p text:style-name="P17">A Free architectural Style Protocol</text:p>
          </table:table-cell>
        </table:table-row>
        <table:table-row>
          <table:table-cell table:style-name="Table2.A1" office:value-type="string">
            <text:p text:style-name="P17"><text:span text:style-name="Strong_20_Emphasis"><text:span text:style-name="T25">Reliability</text:span></text:span></text:p>
          </table:table-cell>
          <table:table-cell table:style-name="Table2.A1" office:value-type="string">
            <text:p text:style-name="P17"> Reliable</text:p>
          </table:table-cell>
          <table:table-cell table:style-name="Table2.A1" office:value-type="string">
            <text:p text:style-name="P17">Not Reliable, an HTTP Delete can return OK even if it did not work</text:p>
          </table:table-cell>
        </table:table-row>
        <table:table-row table:style-name="Table2.2">
          <table:table-cell table:style-name="Table2.A1" office:value-type="string">
            <text:p text:style-name="P17"><text:span text:style-name="Strong_20_Emphasis"><text:span text:style-name="T25">Security</text:span></text:span></text:p>
          </table:table-cell>
          <table:table-cell table:style-name="Table2.A1" office:value-type="string">
            <text:p text:style-name="P17">Supports SSL, but also <text:a xlink:type="simple" xlink:href="https://en.wikipedia.org/wiki/WS-Security" text:style-name="Internet_20_link" text:visited-style-name="Visited_20_Internet_20_Link"><text:span text:style-name="T27">WS-Security</text:span></text:a> (XML Encryption and Signature)</text:p>
          </table:table-cell>
          <table:table-cell table:style-name="Table2.A1" office:value-type="string">
            <text:p text:style-name="P17">Depends on the documentation provided by the service designer (Swagger for example)</text:p>
          </table:table-cell>
        </table:table-row>
        <table:table-row>
          <table:table-cell table:style-name="Table2.A1" office:value-type="string">
            <text:p text:style-name="P17"><text:span text:style-name="Strong_20_Emphasis"><text:span text:style-name="T25">Time to Market</text:span></text:span></text:p>
          </table:table-cell>
          <table:table-cell table:style-name="Table2.A1" office:value-type="string">
            <text:p text:style-name="P17">Slow</text:p>
          </table:table-cell>
          <table:table-cell table:style-name="Table2.A1" office:value-type="string">
            <text:p text:style-name="P17">Fast</text:p>
          </table:table-cell>
        </table:table-row>
        <table:table-row table:style-name="Table2.2">
          <table:table-cell table:style-name="Table2.A1" office:value-type="string">
            <text:p text:style-name="P17"><text:span text:style-name="Strong_20_Emphasis"><text:span text:style-name="T25">Tooling</text:span></text:span></text:p>
          </table:table-cell>
          <table:table-cell table:style-name="Table2.A1" office:value-type="string">
            <text:p text:style-name="P17">Requires significant middleware tooling support</text:p>
          </table:table-cell>
          <table:table-cell table:style-name="Table2.A1" office:value-type="string">
            <text:p text:style-name="P17">Only HTTP support is required</text:p>
          </table:table-cell>
        </table:table-row>
        <table:table-row>
          <table:table-cell table:style-name="Table2.A1" office:value-type="string">
            <text:p text:style-name="P17"><text:span text:style-name="Strong_20_Emphasis"><text:span text:style-name="T25">Who uses it?</text:span></text:span></text:p>
          </table:table-cell>
          <table:table-cell table:style-name="Table2.A1" office:value-type="string">
            <text:p text:style-name="P17">Financial, Payment Gateways, Telecommunication</text:p>
          </table:table-cell>
          <table:table-cell table:style-name="Table2.A1" office:value-type="string">
            <text:p text:style-name="P17">Social Media, Web, Mobile</text:p>
          </table:table-cell>
        </table:table-row>
      </table:table>
      <text:p text:style-name="P4"/>
      <text:p text:style-name="P4"/>
      <text:p text:style-name="P1">openAPI swagger: testing tool with UI like Postman</text:p>
      <text:p text:style-name="P1"/>
      <text:p text:style-name="P1">HTTP requset</text:p>
      <text:list xml:id="list4696474860040318673" text:style-name="L17">
        <text:list-item>
          <text:p text:style-name="P27">method, verb, get/ post</text:p>
        </text:list-item>
        <text:list-item>
          <text:p text:style-name="P27">path, right after the mothod /, version of http</text:p>
        </text:list-item>
        <text:list-item>
          <text:p text:style-name="P27">headers: key value, matadata</text:p>
        </text:list-item>
        <text:list-item>
          <text:p text:style-name="P27">body: header</text:p>
        </text:list-item>
      </text:list>
      <text:p text:style-name="P1"><text:soft-page-break/></text:p>
      <text:p text:style-name="P1">HTTP response:</text:p>
      <text:list xml:id="list1870352246216754294" text:style-name="L18">
        <text:list-item>
          <text:p text:style-name="P28">http version, status code, status message(default OK/Notfound)</text:p>
        </text:list-item>
        <text:list-item>
          <text:p text:style-name="P28">headers: </text:p>
        </text:list-item>
        <text:list-item>
          <text:p text:style-name="P28">body:</text:p>
        </text:list-item>
      </text:list>
      <text:p text:style-name="P1"/>
      <text:p text:style-name="P1">Implementation</text:p>
      <text:list xml:id="list7166107293658450712" text:style-name="L19">
        <text:list-item>
          <text:p text:style-name="P29">asp net core web applications</text:p>
        </text:list-item>
        <text:list-item>
          <text:p text:style-name="P29">web api</text:p>
        </text:list-item>
        <text:list-item>
          <text:p text:style-name="P29">console command, dotnet webapi</text:p>
        </text:list-item>
        <text:list-item>
          <text:p text:style-name="P29">no static file, exception handling middlewares, no convention routing, attribute routing instead, no views</text:p>
        </text:list-item>
        <text:list-item>
          <text:p text:style-name="P29">ControllerBase, needs not viewResult, Tempdata</text:p>
        </text:list-item>
        <text:list-item>
          <text:p text:style-name="P29">action does not belong to an URL, but to HTTP method</text:p>
        </text:list-item>
        <text:list-item>
          <text:p text:style-name="P29">Swagger interface</text:p>
        </text:list-item>
        <text:list-item>
          <text:p text:style-name="P29">api model needs Interfaces</text:p>
        </text:list-item>
      </text:list>
      <text:list xml:id="list1168545552847601129" text:style-name="L20">
        <text:list-item>
          <text:p text:style-name="P30">type? Nullable</text:p>
        </text:list-item>
        <text:list-item>
          <text:p text:style-name="P30">double.positiveinfinity</text:p>
        </text:list-item>
        <text:list-item>
          <text:p text:style-name="P30">Ireadonlyset, hashset</text:p>
        </text:list-item>
        <text:list-item>
          <text:p text:style-name="P30">collection.any</text:p>
        </text:list-item>
        <text:list-item>
          <text:p text:style-name="P30">isexpired LINQ</text:p>
        </text:list-item>
        <text:list-item>
          <text:p text:style-name="P30">pick an api controller read/write</text:p>
        </text:list-item>
        <text:list-item>
          <text:p text:style-name="P30">create an api/resource model to represent properties differently than domain models</text:p>
        </text:list-item>
        <text:list-item>
          <text:p text:style-name="P30">differences: returns: objectresult, notfoundresult, statuscoderesult, redirectresult</text:p>
        </text:list-item>
        <text:list-item>
          <text:p text:style-name="P30">http response: html, JSON,XML</text:p>
        </text:list-item>
        <text:list-item>
          <text:p text:style-name="P30">Ok helper method</text:p>
        </text:list-item>
        <text:list-item>
          <text:p text:style-name="P30">HttpGet(“contents”)</text:p>
        </text:list-item>
        <text:list-item>
          <text:p text:style-name="P30">ctor → constructor</text:p>
        </text:list-item>
        <text:list-item>
          <text:p text:style-name="P30">response headers: self-descriptive: content-lenth, content-type</text:p>
        </text:list-item>
        <text:list-item>
          <text:p text:style-name="P30">response body, application media type</text:p>
        </text:list-item>
        <text:list-item>
          <text:p text:style-name="P30">controller in configureservice, options filter</text:p>
        </text:list-item>
        <text:list-item>
          <text:p text:style-name="P30">http request methods</text:p>
        </text:list-item>
        <text:list-item>
          <text:p text:style-name="P30">http status response codes</text:p>
        </text:list-item>
      </text:list>
      <text:p text:style-name="P1"><text:soft-page-break/></text:p>
      <text:p text:style-name="P1"/>
      <text:p text:style-name="P1"/>
      <text:p text:style-name="P1"/>
      <text:p text:style-name="P1">Web API Design</text:p>
      <text:list xml:id="list5637750841590327106" text:style-name="L21">
        <text:list-item>
          <text:p text:style-name="P31">resources are nouns, not verbs</text:p>
        </text:list-item>
        <text:list-item>
          <text:p text:style-name="P31">collections of resources are separated from its elements</text:p>
        </text:list-item>
        <text:list-item>
          <text:p text:style-name="P31">plural and singulars, <text:s/>customers/5</text:p>
        </text:list-item>
        <text:list-item>
          <text:p text:style-name="P31">related resources, navigable links in the body of http response</text:p>
        </text:list-item>
        <text:list-item>
          <text:p text:style-name="P31">URI break down into multiple steps, <text:s/>customer → order → product</text:p>
        </text:list-item>
        <text:list-item>
          <text:p text:style-name="P31">fetch all requested information in one request, avoid chatty I/O(multiple requests) and extraneous fetching(unneeded information)</text:p>
        </text:list-item>
        <text:list-item>
          <text:p text:style-name="P31">no dependencies between webAPI and database</text:p>
        </text:list-item>
        <text:list-item>
          <text:p text:style-name="P31">non-resources scenarios: not mapped , done through HTTP messages</text:p>
        </text:list-item>
        <text:list-item>
          <text:p text:style-name="P39"><text:span text:style-name="T18">put : create if allowed(URI assigned by client) or r</text:span><text:span text:style-name="T19">eplace</text:span><text:span text:style-name="T18"> if already </text:span><text:span text:style-name="T18">exist; usually used on one resource, not a collection; idempotent: send the same requests repeatedly but receive the same result </text:span></text:p>
        </text:list-item>
        <text:list-item>
          <text:p text:style-name="P63"><text:span text:style-name="T18">patch: body contain set of </text:span><text:span text:style-name="T19">partial updates</text:span><text:span text:style-name="T18"> to be applied; set changes to a </text:span><text:span text:style-name="T18">null object → create one</text:span></text:p>
        </text:list-item>
        <text:list-item>
          <text:p text:style-name="P39"><text:span text:style-name="T16">JSON (media type = application/json)</text:span><text:span text:style-name="T21"> </text:span><text:span text:style-name="T15"><text:s/></text:span><text:span text:style-name="T16">XML (media type = application/xml)</text:span><text:span text:style-name="T18"> </text:span></text:p>
        </text:list-item>
      </text:list>
      <text:list xml:id="list1788136405549872224" text:style-name="L22">
        <text:list-item>
          <text:p text:style-name="P32">header content-type defines media type, return status code 415 unsupported media type</text:p>
        </text:list-item>
        <text:list-item>
          <text:p text:style-name="P32">accept header contains a list of content-type, return 406 if not accepted</text:p>
        </text:list-item>
        <text:list-item>
          <text:p text:style-name="P40"><text:span text:style-name="Source_20_Text"><text:span text:style-name="T16">Async: in progress, link to cancle; after created, 303 see other</text:span></text:span></text:p>
        </text:list-item>
      </text:list>
      <text:p text:style-name="P1"/>
      <text:p text:style-name="P1">profolio: </text:p>
      <text:list xml:id="list4378728001722605637" text:style-name="L23">
        <text:list-item>
          <text:p text:style-name="P33">uncheck <text:s/>two options</text:p>
        </text:list-item>
        <text:list-item>
          <text:p text:style-name="P33">enable show globally</text:p>
        </text:list-item>
        <text:list-item>
          <text:p text:style-name="P33">skill matrix: 5</text:p>
        </text:list-item>
        <text:list-item>
          <text:p text:style-name="P33">no work experience</text:p>
        </text:list-item>
        <text:list-item>
          <text:p text:style-name="P33">other experience</text:p>
        </text:list-item>
        <text:list-item>
          <text:p text:style-name="P33">project 1, roles bullets 6, github link</text:p>
        </text:list-item>
        <text:list-item>
          <text:p text:style-name="P33">front page work</text:p>
        </text:list-item>
        <text:list-item>
          <text:p text:style-name="P33">porject 3, 2, 1</text:p>
        </text:list-item>
      </text:list>
      <text:p text:style-name="P1"/>
      <text:p text:style-name="P1"><text:soft-page-break/></text:p>
      <text:p text:style-name="P1">Lecture 29</text:p>
      <table:table table:name="Table1" table:style-name="Table1">
        <table:table-column table:style-name="Table1.A" table:number-columns-repeated="5"/>
        <table:table-column table:style-name="Table1.F"/>
        <table:table-row>
          <table:table-cell table:style-name="Table1.A1" office:value-type="string">
            <text:p text:style-name="P9"/>
          </table:table-cell>
          <table:table-cell table:style-name="Table1.A1" office:value-type="string">
            <text:p text:style-name="P9"><text:span text:style-name="Strong_20_Emphasis"><text:span text:style-name="T25"/></text:span></text:p>
          </table:table-cell>
          <table:table-cell table:style-name="Table1.A1" office:value-type="string">
            <text:p text:style-name="P9"><text:span text:style-name="Strong_20_Emphasis"><text:span text:style-name="T25"/></text:span></text:p>
          </table:table-cell>
          <table:table-cell table:style-name="Table1.A1" office:value-type="string">
            <text:p text:style-name="P9"><text:span text:style-name="Strong_20_Emphasis"><text:span text:style-name="T25"/></text:span></text:p>
          </table:table-cell>
          <table:table-cell table:style-name="Table1.A1" office:value-type="string">
            <text:p text:style-name="P9"><text:span text:style-name="Strong_20_Emphasis"><text:span text:style-name="T25"/></text:span></text:p>
          </table:table-cell>
          <table:table-cell table:style-name="Table1.F1"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F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F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F2" office:value-type="string">
            <text:p text:style-name="P9"/>
          </table:table-cell>
        </table:table-row>
        <table:table-row table:style-name="Table1.5">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F2" office:value-type="string">
            <text:p text:style-name="P9"/>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F2" office:value-type="string">
            <text:p text:style-name="P9"/>
          </table:table-cell>
        </table:table-row>
      </table:table>
      <text:p text:style-name="P1">Model binding in web API</text:p>
      <text:p text:style-name="P1">complicated data type, assume from body</text:p>
      <text:p text:style-name="P1">if route parameter matches, from route</text:p>
      <text:p text:style-name="P1">if not match, from query string</text:p>
      <text:p text:style-name="P1"/>
      <text:p text:style-name="P1"/>
      <text:p text:style-name="P1"/>
      <text:p text:style-name="P1">POSTMAN</text:p>
      <text:p text:style-name="P1"/>
      <text:list xml:id="list1509547951978480543" text:style-name="L24">
        <text:list-item>
          <text:p text:style-name="P34">copy domain localhost-. Request, url /notes</text:p>
        </text:list-item>
        <text:list-item>
          <text:p text:style-name="P34">left query histoy, top request section, bottom response section</text:p>
        </text:list-item>
        <text:list-item>
          <text:p text:style-name="P34">status code in bottom response setion</text:p>
        </text:list-item>
        <text:list-item>
          <text:p text:style-name="P34">serialization object cycle 1. move properties to api models 2. jsonignore 3. newtonsoft options</text:p>
        </text:list-item>
        <text:list-item>
          <text:p text:style-name="P34">https: silently fail, go to gearbox, turn off SSL certificate verification</text:p>
        </text:list-item>
        <text:list-item>
          <text:p text:style-name="P34">open a new tab, post method, go to request body, raw, JSON</text:p>
        </text:list-item>
        <text:list-item>
          <text:p text:style-name="P34">paste in JSON from GET request and modify, change method to post</text:p>
        </text:list-item>
        <text:list-item>
          <text:p text:style-name="P34">status 201, headers → route to check new resources, check new one, check all</text:p>
        </text:list-item>
        <text:list-item>
          <text:p text:style-name="P34">Collections </text:p>
        </text:list-item>
      </text:list>
      <text:p text:style-name="P1"/>
      <text:p text:style-name="P1"/>
      <text:p text:style-name="P4"/>
      <text:p text:style-name="P4">HTTP :</text:p>
      <text:list xml:id="list6347241810931214364" text:style-name="L25">
        <text:list-item>
          <text:p text:style-name="P41"><text:span text:style-name="T22">Get</text:span><text:span text:style-name="T21">: </text:span><text:span text:style-name="T3">request a representation of the specified resource, only retrieve data;</text:span><text:span text:style-name="T21"> status code 200 OK, 404 NotFound</text:span></text:p>
        </text:list-item>
        <text:list-item>
          <text:p text:style-name="P41"><text:span text:style-name="T22">POST</text:span><text:span text:style-name="T21">: </text:span><text:span text:style-name="T3">submit an entity to the specified resource, often causes a change </text:span><text:soft-page-break/><text:span text:style-name="T3">in state or side effects on the server;</text:span><text:span text:style-name="T21"> code 201 Created, only processing 200 OK, no return 204 NoContent, invalid data 400 Bad Requst</text:span></text:p>
        </text:list-item>
        <text:list-item>
          <text:p text:style-name="P41"><text:span text:style-name="T22">PUT</text:span><text:span text:style-name="T21">: </text:span><text:span text:style-name="T3">The </text:span><text:span text:style-name="Source_20_Text"><text:span text:style-name="T3">PUT </text:span></text:span><text:span text:style-name="T3">method replaces all current (</text:span><text:span text:style-name="T10">complete</text:span><text:span text:style-name="T3">)representations of the target resource with the request payload;</text:span><text:span text:style-name="T21"> code 201 Created, only processing 200 OK, no return 204 NoContent, not able to update 409 Conflict</text:span></text:p>
        </text:list-item>
        <text:list-item>
          <text:p text:style-name="P41"><text:span text:style-name="Source_20_Text"><text:span text:style-name="T7">Delete</text:span></text:span><text:span text:style-name="Source_20_Text"><text:span text:style-name="T3">: deletes the specified resource; 204 successful, 404 Not Found</text:span></text:span></text:p>
          <text:p text:style-name="P41"><text:span text:style-name="Source_20_Text"><text:span text:style-name="T3"/></text:span></text:p>
        </text:list-item>
        <text:list-item>
          <text:p text:style-name="P41"><text:span text:style-name="T22">PATCH</text:span><text:span text:style-name="T21">: </text:span><text:span text:style-name="T3">apply </text:span><text:span text:style-name="T10">partial</text:span><text:span text:style-name="T3"> modifications to a resource.</text:span><text:span text:style-name="T21"> </text:span></text:p>
        </text:list-item>
        <text:list-item>
          <text:p text:style-name="P41"><text:span text:style-name="T23">Json merge patch</text:span><text:span text:style-name="T21">: field null → delete, not suitable if a property is nullable; media type </text:span><text:span text:style-name="Source_20_Text"><text:span text:style-name="T3">application/merge-patch+json</text:span></text:span><text:span text:style-name="T21"> </text:span></text:p>
        </text:list-item>
        <text:list-item>
          <text:p text:style-name="P41"><text:span text:style-name="T23">Json patch:</text:span><text:span text:style-name="T21"> media type </text:span><text:span text:style-name="Source_20_Text"><text:span text:style-name="T3">application/json-patch+json</text:span></text:span></text:p>
        </text:list-item>
        <text:list-item>
          <text:p text:style-name="P41"><text:span text:style-name="Source_20_Text"><text:span text:style-name="T7">Head</text:span></text:span><text:span text:style-name="Source_20_Text"><text:span text:style-name="T3">: </text:span></text:span><text:span text:style-name="Source_20_Text"><text:span text:style-name="T4">ask for a response </text:span></text:span><text:span text:style-name="Source_20_Text"><text:span text:style-name="T9">identical</text:span></text:span><text:span text:style-name="Source_20_Text"><text:span text:style-name="T4"> to that of a GET request, but </text:span></text:span><text:span text:style-name="Source_20_Text"><text:span text:style-name="T9">without the response body</text:span></text:span><text:span text:style-name="Source_20_Text"><text:span text:style-name="T11"> (just interested in head or body too large)</text:span></text:span></text:p>
          <text:p text:style-name="P41"><text:span text:style-name="Source_20_Text"><text:span text:style-name="T8"/></text:span></text:p>
        </text:list-item>
        <text:list-item>
          <text:p text:style-name="P41"><text:span text:style-name="Source_20_Text"><text:span text:style-name="T7">Options</text:span></text:span><text:span text:style-name="Source_20_Text"><text:span text:style-name="T3">: </text:span></text:span><text:span text:style-name="Source_20_Text"><text:span text:style-name="T4">describe the communication options for the target resource.</text:span></text:span><text:span text:style-name="Source_20_Text"><text:span text:style-name="T8"> </text:span></text:span><text:span text:style-name="Source_20_Text"><text:span text:style-name="T17">Allow: OPTIONS, GET, HEAD, POST</text:span></text:span></text:p>
          <text:p text:style-name="P41"><text:span text:style-name="Source_20_Text"><text:span text:style-name="T16"/></text:span></text:p>
        </text:list-item>
        <text:list-item>
          <text:p text:style-name="P41"><text:span text:style-name="Source_20_Text"><text:span text:style-name="T7">Connect</text:span></text:span><text:span text:style-name="Source_20_Text"><text:span text:style-name="T3">: </text:span></text:span><text:span text:style-name="Source_20_Text"><text:span text:style-name="T4">establishes a tunnel to the server identified by the target resource.</text:span></text:span><text:span text:style-name="Source_20_Text"><text:span text:style-name="T8"> </text:span></text:span></text:p>
        </text:list-item>
        <text:list-item>
          <text:p text:style-name="P41"><text:span text:style-name="Source_20_Text"><text:span text:style-name="T7">Trace</text:span></text:span><text:span text:style-name="Source_20_Text"><text:span text:style-name="T3">: </text:span></text:span><text:span text:style-name="Source_20_Text"><text:span text:style-name="T4">performs a message loop-back test along the path to the target resource.</text:span></text:span><text:span text:style-name="Source_20_Text"><text:span text:style-name="T8"> </text:span></text:span></text:p>
          <text:p text:style-name="P41"><text:span text:style-name="Source_20_Text"><text:span text:style-name="T16"/></text:span></text:p>
        </text:list-item>
        <text:list-item>
          <text:p text:style-name="P41"><text:span text:style-name="Source_20_Text"><text:span text:style-name="T7">Safe</text:span></text:span><text:span text:style-name="Source_20_Text"><text:span text:style-name="T3">: </text:span></text:span><text:span text:style-name="Source_20_Text"><text:span text:style-name="T4">a method doesn't alter the state of the server, read-only operation. Several common HTTP methods are safe: </text:span></text:span><text:a xlink:type="simple" xlink:href="https://developer.mozilla.org/en-US/docs/Web/HTTP/Methods/GET" text:style-name="Internet_20_link" text:visited-style-name="Visited_20_Internet_20_Link"><text:span text:style-name="Source_20_Text"><text:span text:style-name="T12">GET</text:span></text:span></text:a><text:span text:style-name="Source_20_Text"><text:span text:style-name="T4">, </text:span></text:span><text:a xlink:type="simple" xlink:href="https://developer.mozilla.org/en-US/docs/Web/HTTP/Methods/HEAD" text:style-name="Internet_20_link" text:visited-style-name="Visited_20_Internet_20_Link"><text:span text:style-name="Source_20_Text"><text:span text:style-name="T12">HEAD</text:span></text:span></text:a><text:span text:style-name="Source_20_Text"><text:span text:style-name="T4">, or </text:span></text:span><text:a xlink:type="simple" xlink:href="https://developer.mozilla.org/en-US/docs/Web/HTTP/Methods/OPTIONS" text:style-name="Internet_20_link" text:visited-style-name="Visited_20_Internet_20_Link"><text:span text:style-name="Source_20_Text"><text:span text:style-name="T12">OPTIONS</text:span></text:span></text:a><text:span text:style-name="Source_20_Text"><text:span text:style-name="T4">. All safe methods are also </text:span></text:span><text:a xlink:type="simple" xlink:href="https://developer.mozilla.org/en-US/docs/Glossary/idempotent" text:style-name="Internet_20_link" text:visited-style-name="Visited_20_Internet_20_Link"><text:span text:style-name="Source_20_Text"><text:span text:style-name="T12">idempotent</text:span></text:span></text:a><text:span text:style-name="Source_20_Text"><text:span text:style-name="T4">, but not all idempotent methods are safe. For example, </text:span></text:span><text:span text:style-name="Source_20_Text"><text:span text:style-name="T12">PUT </text:span></text:span><text:span text:style-name="Source_20_Text"><text:span text:style-name="T4">and </text:span></text:span><text:span text:style-name="Source_20_Text"><text:span text:style-name="T12">DELETE </text:span></text:span><text:span text:style-name="Source_20_Text"><text:span text:style-name="T4">are both idempotent but unsafe.</text:span></text:span><text:span text:style-name="Source_20_Text"><text:span text:style-name="T8"> </text:span></text:span></text:p>
        </text:list-item>
        <text:list-item>
          <text:p text:style-name="P41"><text:span text:style-name="Source_20_Text"><text:span text:style-name="T7">Idempotent</text:span></text:span><text:span text:style-name="Source_20_Text"><text:span text:style-name="T3">: </text:span></text:span><text:span text:style-name="Source_20_Text"><text:span text:style-name="T4">if an identical request can be made several times in a row with the same effect while leaving the server in the same state. </text:span></text:span><text:a xlink:type="simple" xlink:href="https://developer.mozilla.org/en-US/docs/Web/HTTP/Methods/GET" text:style-name="Internet_20_link" text:visited-style-name="Visited_20_Internet_20_Link"><text:span text:style-name="Source_20_Text"><text:span text:style-name="T12">GET</text:span></text:span></text:a><text:span text:style-name="Source_20_Text"><text:span text:style-name="T4">, </text:span></text:span><text:a xlink:type="simple" xlink:href="https://developer.mozilla.org/en-US/docs/Web/HTTP/Methods/HEAD" text:style-name="Internet_20_link" text:visited-style-name="Visited_20_Internet_20_Link"><text:span text:style-name="Source_20_Text"><text:span text:style-name="T12">HEAD</text:span></text:span></text:a><text:span text:style-name="Source_20_Text"><text:span text:style-name="T4">, </text:span></text:span><text:a xlink:type="simple" xlink:href="https://developer.mozilla.org/en-US/docs/Web/HTTP/Methods/PUT" text:style-name="Internet_20_link" text:visited-style-name="Visited_20_Internet_20_Link"><text:span text:style-name="Source_20_Text"><text:span text:style-name="T12">PUT</text:span></text:span></text:a><text:span text:style-name="Source_20_Text"><text:span text:style-name="T4">, and </text:span></text:span><text:span text:style-name="Source_20_Text"><text:span text:style-name="T11">DELETE </text:span></text:span><text:span text:style-name="Source_20_Text"><text:span text:style-name="T4">method are </text:span></text:span><text:span text:style-name="Source_20_Text"><text:span text:style-name="Strong_20_Emphasis"><text:span text:style-name="T8">idempotent</text:span></text:span></text:span><text:span text:style-name="Source_20_Text"><text:span text:style-name="T4">, but not the </text:span></text:span><text:span text:style-name="Source_20_Text"><text:span text:style-name="T14">POST</text:span></text:span><text:span text:style-name="Source_20_Text"><text:span text:style-name="T12"> </text:span></text:span><text:span text:style-name="Source_20_Text"><text:span text:style-name="T4">method( form submittion). Light swtich toggle → not idempotent, turn </text:span></text:span><text:span text:style-name="Source_20_Text"><text:span text:style-name="T4">on/ turn off → idempotent <text:s/></text:span></text:span></text:p>
        </text:list-item>
        <text:list-item>
          <text:p text:style-name="P41"><text:span text:style-name="Source_20_Text"><text:span text:style-name="T7">Cacheable</text:span></text:span><text:span text:style-name="Source_20_Text"><text:span text:style-name="T3">: </text:span></text:span><text:span text:style-name="Source_20_Text"><text:span text:style-name="T4">an HTTP response that can be cached</text:span></text:span><text:span text:style-name="Source_20_Text"><text:span text:style-name="T8"> </text:span></text:span></text:p>
          <text:p text:style-name="P11"><text:span text:style-name="Source_20_Text"><text:span text:style-name="T3">constraints</text:span></text:span></text:p>
        </text:list-item>
      </text:list>
      <text:list xml:id="list2200985908412691433" text:style-name="L26">
        <text:list-item>
          <text:p text:style-name="P15"><text:soft-page-break/><text:span text:style-name="T4">The method used in the request is itself </text:span><text:span text:style-name="Emphasis"><text:span text:style-name="T4">cacheable</text:span></text:span><text:span text:style-name="T4">, that is either a </text:span><text:a xlink:type="simple" xlink:href="https://developer.mozilla.org/en-US/docs/Web/HTTP/Methods/GET" text:style-name="Internet_20_link" text:visited-style-name="Visited_20_Internet_20_Link"><text:span text:style-name="Source_20_Text"><text:span text:style-name="T12">GET</text:span></text:span></text:a><text:span text:style-name="T4"> <text:s/>or a </text:span><text:a xlink:type="simple" xlink:href="https://developer.mozilla.org/en-US/docs/Web/HTTP/Methods/HEAD" text:style-name="Internet_20_link" text:visited-style-name="Visited_20_Internet_20_Link"><text:span text:style-name="Source_20_Text"><text:span text:style-name="T12">HEAD</text:span></text:span></text:a><text:span text:style-name="T4"> <text:s/>method. A response to a </text:span><text:span text:style-name="Source_20_Text"><text:span text:style-name="T12">POST </text:span></text:span><text:span text:style-name="T4">or </text:span><text:span text:style-name="Source_20_Text"><text:span text:style-name="T12">PATCH </text:span></text:span><text:span text:style-name="T4">request can also be cached if freshness is indicated and the </text:span><text:span text:style-name="Source_20_Text"><text:span text:style-name="T12">Content-Location </text:span></text:span><text:span text:style-name="T4">header is set, but this is rarely implemented.</text:span></text:p>
        </text:list-item>
        <text:list-item>
          <text:p text:style-name="P12"><text:span text:style-name="Source_20_Text"><text:span text:style-name="T3">he status code of the response is </text:span></text:span><text:span text:style-name="Source_20_Text"><text:span text:style-name="Emphasis"><text:span text:style-name="T3">known </text:span></text:span></text:span><text:span text:style-name="Source_20_Text"><text:span text:style-name="T3">by the application caching, and it is considered </text:span></text:span><text:span text:style-name="Source_20_Text"><text:span text:style-name="Emphasis"><text:span text:style-name="T3">cacheable</text:span></text:span></text:span><text:span text:style-name="Source_20_Text"><text:span text:style-name="T3">. The following status code are cacheable:</text:span></text:span><text:a xlink:type="simple" xlink:href="https://developer.mozilla.org/en-US/docs/Web/HTTP/Status/200" text:style-name="Internet_20_link" text:visited-style-name="Visited_20_Internet_20_Link"><text:span text:style-name="Source_20_Text"><text:span text:style-name="T13">200</text:span></text:span></text:a><text:span text:style-name="Source_20_Text"><text:span text:style-name="T3">,2</text:span></text:span><text:a xlink:type="simple" xlink:href="https://developer.mozilla.org/en-US/docs/Web/HTTP/Status/203" text:style-name="Internet_20_link" text:visited-style-name="Visited_20_Internet_20_Link"><text:span text:style-name="Source_20_Text"><text:span text:style-name="T13">03</text:span></text:span></text:a><text:span text:style-name="Source_20_Text"><text:span text:style-name="T3">,</text:span></text:span><text:a xlink:type="simple" xlink:href="https://developer.mozilla.org/en-US/docs/Web/HTTP/Status/204" text:style-name="Internet_20_link" text:visited-style-name="Visited_20_Internet_20_Link"><text:span text:style-name="Source_20_Text"><text:span text:style-name="T13">204</text:span></text:span></text:a><text:span text:style-name="Source_20_Text"><text:span text:style-name="T3">,</text:span></text:span><text:a xlink:type="simple" xlink:href="https://developer.mozilla.org/en-US/docs/Web/HTTP/Status/206" text:style-name="Internet_20_link" text:visited-style-name="Visited_20_Internet_20_Link"><text:span text:style-name="Source_20_Text"><text:span text:style-name="T13">206</text:span></text:span></text:a><text:span text:style-name="Source_20_Text"><text:span text:style-name="T3">,</text:span></text:span><text:a xlink:type="simple" xlink:href="https://developer.mozilla.org/en-US/docs/Web/HTTP/Status/300" text:style-name="Internet_20_link" text:visited-style-name="Visited_20_Internet_20_Link"><text:span text:style-name="Source_20_Text"><text:span text:style-name="T13">300</text:span></text:span></text:a><text:span text:style-name="Source_20_Text"><text:span text:style-name="T3">,</text:span></text:span><text:a xlink:type="simple" xlink:href="https://developer.mozilla.org/en-US/docs/Web/HTTP/Status/301" text:style-name="Internet_20_link" text:visited-style-name="Visited_20_Internet_20_Link"><text:span text:style-name="Source_20_Text"><text:span text:style-name="T13">301</text:span></text:span></text:a><text:span text:style-name="Source_20_Text"><text:span text:style-name="T3">,</text:span></text:span><text:a xlink:type="simple" xlink:href="https://developer.mozilla.org/en-US/docs/Web/HTTP/Status/404" text:style-name="Internet_20_link" text:visited-style-name="Visited_20_Internet_20_Link"><text:span text:style-name="Source_20_Text"><text:span text:style-name="T13">404</text:span></text:span></text:a><text:span text:style-name="Source_20_Text"><text:span text:style-name="T3">,</text:span></text:span><text:a xlink:type="simple" xlink:href="https://developer.mozilla.org/en-US/docs/Web/HTTP/Status/405" text:style-name="Internet_20_link" text:visited-style-name="Visited_20_Internet_20_Link"><text:span text:style-name="Source_20_Text"><text:span text:style-name="T13">405</text:span></text:span></text:a><text:span text:style-name="Source_20_Text"><text:span text:style-name="T3">,</text:span></text:span><text:a xlink:type="simple" xlink:href="https://developer.mozilla.org/en-US/docs/Web/HTTP/Status/410" text:style-name="Internet_20_link" text:visited-style-name="Visited_20_Internet_20_Link"><text:span text:style-name="Source_20_Text"><text:span text:style-name="T13">410</text:span></text:span></text:a><text:span text:style-name="Source_20_Text"><text:span text:style-name="T3">,</text:span></text:span><text:a xlink:type="simple" xlink:href="https://developer.mozilla.org/en-US/docs/Web/HTTP/Status/414" text:style-name="Internet_20_link" text:visited-style-name="Visited_20_Internet_20_Link"><text:span text:style-name="Source_20_Text"><text:span text:style-name="T13">414</text:span></text:span></text:a><text:span text:style-name="Source_20_Text"><text:span text:style-name="T3">, and </text:span></text:span><text:a xlink:type="simple" xlink:href="https://developer.mozilla.org/en-US/docs/Web/HTTP/Status/501" text:style-name="Internet_20_link" text:visited-style-name="Visited_20_Internet_20_Link"><text:span text:style-name="Source_20_Text"><text:span text:style-name="T13">501</text:span></text:span></text:a><text:span text:style-name="Source_20_Text"><text:span text:style-name="T3">.</text:span></text:span></text:p>
        </text:list-item>
        <text:list-item>
          <text:p text:style-name="P15"><text:span text:style-name="Emphasis"><text:span text:style-name="T4">specific headers</text:span></text:span><text:span text:style-name="T4">, like </text:span><text:a xlink:type="simple" xlink:href="https://developer.mozilla.org/en-US/docs/Web/HTTP/Headers/Cache-Control" text:style-name="Internet_20_link" text:visited-style-name="Visited_20_Internet_20_Link"><text:span text:style-name="Source_20_Text"><text:span text:style-name="T12">Cache-Control</text:span></text:span></text:a><text:span text:style-name="T4">, that prevents caching.</text:span></text:p>
        </text:list-item>
      </text:list>
      <text:list xml:id="list40787016" text:continue-list="list6347241810931214364" text:style-name="L25">
        <text:list-item>
          <text:p text:style-name="P41"><text:span text:style-name="Source_20_Text"><text:span text:style-name="T7">media type</text:span></text:span><text:span text:style-name="Source_20_Text"><text:span text:style-name="T3">: </text:span></text:span><text:span text:style-name="Source_20_Text"><text:span text:style-name="Strong_20_Emphasis"><text:span text:style-name="T4">MIME type</text:span></text:span></text:span><text:span text:style-name="Source_20_Text"><text:span text:style-name="T4">) is a standard that indicates the nature and format of a document, file, or assortment of bytes.</text:span></text:span><text:span text:style-name="Source_20_Text"><text:span text:style-name="T8"> </text:span></text:span><text:span text:style-name="Source_20_Text"><text:span text:style-name="T3">Application/json</text:span></text:span></text:p>
        </text:list-item>
        <text:list-item>
          <text:p text:style-name="P41"><text:span text:style-name="Source_20_Text"><text:span text:style-name="T7">content negotiation</text:span></text:span><text:span text:style-name="Source_20_Text"><text:span text:style-name="T3">: </text:span></text:span><text:span text:style-name="Source_20_Text"><text:span text:style-name="T4">used for serving different representations of a resource at the same URI, so that the user agent can specify which is best suited for the user (for example, which language of a document, which image format, or which content encoding).</text:span></text:span><text:span text:style-name="Source_20_Text"><text:span text:style-name="T8"> </text:span></text:span></text:p>
        </text:list-item>
      </text:list>
      <text:p text:style-name="P1"><text:span text:style-name="Source_20_Text"><text:span text:style-name="T8"/></text:span></text:p>
      <text:p text:style-name="P1"><text:span text:style-name="Source_20_Text"><text:span text:style-name="T1">Headers</text:span></text:span></text:p>
      <text:p text:style-name="P7"><text:span text:style-name="Source_20_Text"><text:span text:style-name="T3"><text:s text:c="4"/></text:span></text:span><text:span text:style-name="Source_20_Text"><text:span text:style-name="T7">accept</text:span></text:span><text:span text:style-name="Source_20_Text"><text:span text:style-name="T3"> (request): </text:span></text:span><text:span text:style-name="Source_20_Text"><text:span text:style-name="T4">request HTTP header advertises which content types, </text:span></text:span><text:span text:style-name="Source_20_Text"><text:span text:style-name="T4">expressed as </text:span></text:span><text:a xlink:type="simple" xlink:href="https://developer.mozilla.org/en-US/docs/Web/HTTP/Basics_of_HTTP/MIME_types" text:style-name="Internet_20_link" text:visited-style-name="Visited_20_Internet_20_Link"><text:span text:style-name="Source_20_Text"><text:span text:style-name="T12">MIME types</text:span></text:span></text:a><text:span text:style-name="Source_20_Text"><text:span text:style-name="T4">, the client is able to understand. Using </text:span></text:span><text:span text:style-name="Source_20_Text"><text:span text:style-name="T11">content negotiation</text:span></text:span><text:span text:style-name="Source_20_Text"><text:span text:style-name="T4">, the server then selects one of the proposals, uses it and informs the client of its choice with the </text:span></text:span><text:span text:style-name="Source_20_Text"><text:span text:style-name="T12">Content-Type </text:span></text:span><text:span text:style-name="Source_20_Text"><text:span text:style-name="T4">response header.</text:span></text:span><text:span text:style-name="Source_20_Text"><text:span text:style-name="T8"> </text:span></text:span></text:p>
      <text:p text:style-name="P7"><text:span text:style-name="Source_20_Text"><text:span text:style-name="T3"><text:s text:c="4"/></text:span></text:span><text:span text:style-name="Source_20_Text"><text:span text:style-name="T7">Content-type</text:span></text:span><text:span text:style-name="Source_20_Text"><text:span text:style-name="T3">: </text:span></text:span><text:span text:style-name="Source_20_Text"><text:span text:style-name="T4">entity header is used to indicate the </text:span></text:span><text:span text:style-name="Source_20_Text"><text:span text:style-name="T12">media type </text:span></text:span><text:span text:style-name="Source_20_Text"><text:span text:style-name="T4">of the resource.</text:span></text:span><text:span text:style-name="Source_20_Text"><text:span text:style-name="T8"> No terminator</text:span></text:span></text:p>
      <text:p text:style-name="P7"><text:span text:style-name="Source_20_Text"><text:span text:style-name="T3"><text:s text:c="4"/></text:span></text:span><text:span text:style-name="Source_20_Text"><text:span text:style-name="T7">user-agent</text:span></text:span><text:span text:style-name="Source_20_Text"><text:span text:style-name="T3"> (request) </text:span></text:span><text:span text:style-name="Source_20_Text"><text:span text:style-name="T4">a characteristic string that lets servers and network peers identify the application, operating system, vendor, and/or version of the requesting </text:span></text:span><text:a xlink:type="simple" xlink:href="https://developer.mozilla.org/en-US/docs/Glossary/user_agent" text:style-name="Internet_20_link" text:visited-style-name="Visited_20_Internet_20_Link"><text:span text:style-name="Source_20_Text"><text:span text:style-name="T12">user agent</text:span></text:span></text:a><text:span text:style-name="Source_20_Text"><text:span text:style-name="T4">.</text:span></text:span><text:span text:style-name="Source_20_Text"><text:span text:style-name="T8"> </text:span></text:span></text:p>
      <text:p text:style-name="P7"><text:span text:style-name="Source_20_Text"><text:span text:style-name="T3"><text:s text:c="4"/></text:span></text:span><text:span text:style-name="Source_20_Text"><text:span text:style-name="T7">set-cookie</text:span></text:span><text:span text:style-name="Source_20_Text"><text:span text:style-name="T3"> (response): </text:span></text:span><text:span text:style-name="Source_20_Text"><text:span text:style-name="T4">HTTP response header is used to send a cookie from the server to the user agent, so the user agent can send it back to the server later. To send multiple cookies, multiple </text:span></text:span><text:span text:style-name="Source_20_Text"><text:span text:style-name="Strong_20_Emphasis"><text:span text:style-name="T4">Set-Cookie</text:span></text:span></text:span><text:span text:style-name="Source_20_Text"><text:span text:style-name="T4"> headers should be sent in the same response.</text:span></text:span><text:span text:style-name="Source_20_Text"><text:span text:style-name="T8"> </text:span></text:span></text:p>
      <text:p text:style-name="P7"><text:span text:style-name="Source_20_Text"><text:span text:style-name="T3"><text:s text:c="4"/></text:span></text:span><text:span text:style-name="Source_20_Text"><text:span text:style-name="T7">cookie</text:span></text:span><text:span text:style-name="Source_20_Text"><text:span text:style-name="T3"> (request): </text:span></text:span><text:span text:style-name="Source_20_Text"><text:span text:style-name="T4">HTTP request header contains stored </text:span></text:span><text:span text:style-name="Source_20_Text"><text:span text:style-name="T12">HTTP cookies </text:span></text:span><text:span text:style-name="Source_20_Text"><text:span text:style-name="T4">associated with the server (i.e. previously sent by the server with the </text:span></text:span><text:span text:style-name="Source_20_Text"><text:span text:style-name="T12">Set-Cookie </text:span></text:span><text:span text:style-name="Source_20_Text"><text:span text:style-name="T4">header or set in Javascript using </text:span></text:span><text:a xlink:type="simple" xlink:href="https://developer.mozilla.org/en-US/docs/Web/API/Document/cookie" text:style-name="Internet_20_link" text:visited-style-name="Visited_20_Internet_20_Link"><text:span text:style-name="Source_20_Text"><text:span text:style-name="T12">Document.cookie</text:span></text:span></text:a><text:span text:style-name="Source_20_Text"><text:span text:style-name="T4">).</text:span></text:span><text:span text:style-name="Source_20_Text"><text:span text:style-name="T8"> </text:span></text:span><text:span text:style-name="Source_20_Text"><text:span text:style-name="T3">Keeps track of user' information like login</text:span></text:span></text:p>
      <text:p text:style-name="P7"><text:span text:style-name="Source_20_Text"><text:span text:style-name="T3"><text:s text:c="4"/>authorization(request)</text:span></text:span></text:p>
      <text:p text:style-name="P7"><text:span text:style-name="Source_20_Text"><text:span text:style-name="T3"><text:s text:c="4"/></text:span></text:span><text:span text:style-name="Source_20_Text"><text:span text:style-name="T7">content-length</text:span></text:span><text:span text:style-name="Source_20_Text"><text:span text:style-name="T3"> (bytes) </text:span></text:span><text:span text:style-name="Source_20_Text"><text:span text:style-name="T4">header indicates the size of the entity-body, in bytes, sent to the recipient.</text:span></text:span><text:span text:style-name="Source_20_Text"><text:span text:style-name="T8"> </text:span></text:span></text:p>
      <text:p text:style-name="P1"><text:soft-page-break/><text:span text:style-name="Source_20_Text"><text:span text:style-name="T1"/></text:span></text:p>
      <text:p text:style-name="P1"><text:span text:style-name="Source_20_Text"><text:span text:style-name="T8"/></text:span></text:p>
      <text:p text:style-name="P1"><text:span text:style-name="Source_20_Text"><text:span text:style-name="T1">Http status codes:</text:span></text:span></text:p>
      <text:p text:style-name="P4">100 informational - this request-response is still ongoing</text:p>
      <text:p text:style-name="P4"><text:s text:c="8"/>100 continue: you sent the headers, ok, now send the body</text:p>
      <text:p text:style-name="P4"><text:s text:c="4"/>200 successful</text:p>
      <text:p text:style-name="P5">* <text:s text:c="6"/>200 ok: successful request</text:p>
      <text:p text:style-name="P4"><text:s text:c="12"/>for get</text:p>
      <text:p text:style-name="P4"><text:s text:c="12"/>in asp.net core: Ok(...)</text:p>
      <text:p text:style-name="P5">* <text:s text:c="6"/>201 created: successful creation of resource. should generally return a copy of the resource created</text:p>
      <text:p text:style-name="P4"><text:s text:c="12"/>for post</text:p>
      <text:p text:style-name="P4"><text:s text:c="12"/>should also include Location header saying where it's at.</text:p>
      <text:p text:style-name="P4"><text:s text:c="12"/>CreatedAtRoute(...), CreatedAtAction(...)</text:p>
      <text:p text:style-name="P4"><text:s text:c="8"/>202 accepted: request received but hasn't been acted on yet.</text:p>
      <text:p text:style-name="P4">* <text:s text:c="5"/>204 no content(body): success but we are not returning anything</text:p>
      <text:p text:style-name="P4"><text:s text:c="12"/>for put and delete</text:p>
      <text:p text:style-name="P4"><text:s text:c="12"/>NoContent()</text:p>
      <text:p text:style-name="P4"><text:s text:c="4"/>300 redirection</text:p>
      <text:p text:style-name="P4"><text:s text:c="8"/>301 moved permanently: resource isn't here</text:p>
      <text:p text:style-name="P4"><text:s text:c="12"/>should also include Location header saying where it's at; don't bother using the old url</text:p>
      <text:p text:style-name="P4">* <text:s text:c="5"/>302 found: resource isn't here, browser usually automatically requests new URL with GET; could still send suing the old url</text:p>
      <text:p text:style-name="P4"><text:s text:c="12"/>temporary redirect</text:p>
      <text:p text:style-name="P4"><text:s text:c="12"/>should also include Location header saying where it's at.</text:p>
      <text:p text:style-name="P4"><text:s text:c="12"/>RedirectToAction(...), RedirectToRoute(...)</text:p>
      <text:p text:style-name="P4"><text:s text:c="8"/>304 not modified: you had e.g. "if-modified-since" header, and the resource hasn't been modified</text:p>
      <text:p text:style-name="P4"><text:s text:c="4"/>400 client error</text:p>
      <text:p text:style-name="P4">* <text:s text:c="6"/>400 bad request. syntax of request is invalid.</text:p>
      <text:p text:style-name="P4"><text:s text:c="12"/>BadRequest()</text:p>
      <text:p text:style-name="P4">* <text:s text:c="6"/>401 unauthorized(unauthenticated): really means unauthenticated. you did not identify yourself.</text:p>
      <text:p text:style-name="P4"><text:s text:c="12"/>Unauthorized()</text:p>
      <text:p text:style-name="P4"><text:s text:c="9"/>402 payment required: meme status code</text:p>
      <text:p text:style-name="P4"><text:soft-page-break/>* <text:s text:c="6"/>403 forbidden: <text:span text:style-name="T26">the true unauthorized</text:span>. you don't have the rights to do this</text:p>
      <text:p text:style-name="P4"><text:s text:c="12"/>Forbidden()</text:p>
      <text:p text:style-name="P4">* <text:s text:c="6"/>404 not found</text:p>
      <text:p text:style-name="P4"><text:s text:c="12"/>NotFound()</text:p>
      <text:p text:style-name="P4"><text:s text:c="9"/>405 method not allowed: methods not implemented on resources</text:p>
      <text:p text:style-name="P4"><text:s text:c="12"/>implemented by default in asp.net core</text:p>
      <text:p text:style-name="P4">* <text:s text:c="6"/>406 not acceptable: you used "accept" header and we can't give you that content type</text:p>
      <text:p text:style-name="P4"><text:s text:c="12"/>the server doesn't have to use 406, it can decide to use a fallback media type</text:p>
      <text:p text:style-name="P4"><text:s text:c="9"/>409 conflict: you can't do that because it's inconsistent with something else</text:p>
      <text:p text:style-name="P4">* <text:s text:c="6"/>415 unsupported media type</text:p>
      <text:p text:style-name="P4"><text:s text:c="9"/>418 i'm a teapot: you asked me to brew coffee</text:p>
      <text:p text:style-name="P4"><text:s text:c="4"/>500 server error</text:p>
      <text:p text:style-name="P4">* <text:s text:c="6"/>500 internalservererror</text:p>
      <text:p text:style-name="P4"><text:s text:c="12"/>StatusCode(500)</text:p>
      <text:p text:style-name="P4">* <text:s text:c="6"/>502 bad gateway - this server didn't make a mistake, but we had to call some OTHER server, and IT sent us something invalid</text:p>
      <text:p text:style-name="P4"><text:s text:c="9"/>505 HTTP version not supported</text:p>
      <text:p text:style-name="P4"/>
      <text:p text:style-name="P4">input and output serialization</text:p>
      <text:p text:style-name="P4">postman header 7 keys: </text:p>
      <text:p text:style-name="P4">host: host domain should be maintained</text:p>
      <text:p text:style-name="P4">key: Accept value: application/Json, XmlIgnore</text:p>
      <text:p text:style-name="P4">context-type: current type, charset</text:p>
      <text:p text:style-name="P4">authorization(grant permission) vs authentication(prove identity)</text:p>
      <text:p text:style-name="P4">app.UseAuthorization() middleware to authenticate</text:p>
      <text:p text:style-name="P4">add a middleware for javascript otherwise 415</text:p>
      <text:p text:style-name="P4">content-length too short, cut the message short → error; too long, bufferoverflow</text:p>
      <text:p text:style-name="P4"/>
      <text:p text:style-name="P4">ASP NET details:</text:p>
      <text:p text:style-name="P4">attributes routing: convention routing cannot reach after its been used, seprate web API and MVC projects</text:p>
      <text:p text:style-name="P4"><text:soft-page-break/>model binding: different </text:p>
      <text:p text:style-name="P4">other controller action: </text:p>
      <text:p text:style-name="P4">1. non-IActionResult → OkObjectResult(automatic serialization)</text:p>
      <text:list xml:id="list5408398627734871486" text:style-name="L27">
        <text:list-item>
          <text:p text:style-name="P48">IactionResult: does not detect type mismatch at compile time, only detects error at runtime; but cannot return Http status codes</text:p>
        </text:list-item>
        <text:list-item>
          <text:p text:style-name="P48">ActionResult&lt;T&gt;, a wrapper of objects and Actionresult, <text:s/>but tolist() is needed</text:p>
        </text:list-item>
      </text:list>
      <text:p text:style-name="P4">contextResult: granular control, statusCode, contextType, content</text:p>
      <text:p text:style-name="P4">statuscoderesult(200,): use this if not helper methods available</text:p>
      <text:p text:style-name="P4"><text:s/></text:p>
      <text:p text:style-name="P4">custom types</text:p>
      <text:p text:style-name="P4">constructor add supported media type</text:p>
      <text:p text:style-name="P4">add supportedencoding</text:p>
      <text:p text:style-name="P4"/>
      <text:p text:style-name="P4">[consumes(“application/xml”)]</text:p>
      <text:p text:style-name="P4">[products(“application/xml”)] only one part allows to product a certain type</text:p>
      <text:p text:style-name="P4">bookmark</text:p>
      <text:p text:style-name="P4"/>
      <text:p text:style-name="P4"/>
      <text:p text:style-name="P4">Lecture 30</text:p>
      <text:list xml:id="list182354362555634765" text:style-name="L28">
        <text:list-item>
          <text:p text:style-name="P49">asp net default media type plain text, remove it</text:p>
        </text:list-item>
        <text:list-item>
          <text:p text:style-name="P49">attributes give more information: Swashbucket</text:p>
        </text:list-item>
        <text:list-item>
          <text:p text:style-name="P49">[produces response types(typeof(entity),statuscodes.status200ok]</text:p>
        </text:list-item>
        <text:list-item>
          <text:p text:style-name="P49">[produces response types( statuscodes.status404NotFound]</text:p>
        </text:list-item>
        <text:list-item>
          <text:p text:style-name="P49">options.Inputformatters.removetype&lt;stringoutputformatter&gt;</text:p>
        </text:list-item>
        <text:list-item>
          <text:p text:style-name="P49">create a console app as client to interact with http, DTOs</text:p>
        </text:list-item>
        <text:list-item>
          <text:p text:style-name="P49">Using httpclient</text:p>
        </text:list-item>
        <text:list-item>
          <text:p text:style-name="P49">response.content.readasstringasync(), no async and await, easy to debug</text:p>
        </text:list-item>
        <text:list-item>
          <text:p text:style-name="P49">response.content.readasstreamasync(), recommended</text:p>
        </text:list-item>
      </text:list>
      <text:list xml:id="list1857353380259012046" text:style-name="L29">
        <text:list-item>
          <text:p text:style-name="P50">Jsonserialize.Deseriailize&lt;Note&gt;(streamvariable)</text:p>
        </text:list-item>
        <text:list-item>
          <text:p text:style-name="P50">casesensitive, cannot serialize, change to caseinsensitive</text:p>
        </text:list-item>
        <text:list-item>
          <text:p text:style-name="P50">post: new stringcontent(content, encoding, mediatype)</text:p>
        </text:list-item>
        <text:list-item>
          <text:p text:style-name="P50">client not in c#, but in web browser</text:p>
        </text:list-item>
        <text:list-item>
          <text:p text:style-name="P50">class to encapsulate http connection and return only object like dbcontext and repository</text:p>
        </text:list-item>
      </text:list>
      <text:p text:style-name="P4"/>
      <text:p text:style-name="P4"><text:soft-page-break/>Javascript</text:p>
      <text:list xml:id="list4596028761827596590" text:style-name="L30">
        <text:list-item>
          <text:p text:style-name="P51">javascript30 after training</text:p>
        </text:list-item>
        <text:list-item>
          <text:p text:style-name="P51">you don't know js, free</text:p>
        </text:list-item>
        <text:list-item>
          <text:p text:style-name="P51">html 5 auto generate, F12 dev tools, Console</text:p>
        </text:list-item>
        <text:list-item>
          <text:p text:style-name="P51">compile into assemblies or bytes</text:p>
        </text:list-item>
        <text:list-item>
          <text:p text:style-name="P51">JS is compiled by browsers</text:p>
        </text:list-item>
        <text:list-item>
          <text:p text:style-name="P51">interpreted: Source code gets converted into intermediate languages and runs on virtual machine instead of <text:s/>getting converted to machine code directly</text:p>
        </text:list-item>
      </text:list>
      <text:p text:style-name="P4"/>
      <text:p text:style-name="P4">Eight data types</text:p>
      <text:list xml:id="list625498070207620907" text:style-name="L31">
        <text:list-item>
          <text:p text:style-name="P42"><text:span text:style-name="T22">number</text:span><text:span text:style-name="T21">, same as double in c-based languages,Infinite, 1/0 = Infinite</text:span></text:p>
        </text:list-item>
        <text:list-item>
          <text:p text:style-name="P52">“asdf” - 5 = NaN( not a number), any operation → NaN</text:p>
        </text:list-item>
        <text:list-item>
          <text:p text:style-name="P42"><text:span text:style-name="T22">boolean</text:span><text:span text:style-name="T21">, NaN == NaN → false, <text:s/>x = isNaN(NaN)</text:span></text:p>
        </text:list-item>
        <text:list-item>
          <text:p text:style-name="P42"><text:span text:style-name="T22">string</text:span><text:span text:style-name="T21">, backtick, multiple lines, string interpolation, $ sign goes in</text:span></text:p>
        </text:list-item>
        <text:list-item>
          <text:p text:style-name="P66"><text:span text:style-name="T24">object</text:span><text:span text:style-name="T21">, x = {}, basically json style, use double quotes if there is space in between</text:span></text:p>
        </text:list-item>
        <text:list-item>
          <text:p text:style-name="P52">objects behave like dictionary, each pair is called property, but is a field</text:p>
        </text:list-item>
        <text:list-item>
          <text:p text:style-name="P66"><text:span text:style-name="T23">function</text:span><text:span text:style-name="T24">,</text:span><text:span text:style-name="T21"> still object type. But typeof(functionx) → function</text:span></text:p>
        </text:list-item>
        <text:list-item>
          <text:p text:style-name="P52">function expression, more flexible</text:p>
        </text:list-item>
        <text:list-item>
          <text:p text:style-name="P52">function statement function y(a) {}</text:p>
        </text:list-item>
        <text:list-item>
          <text:p text:style-name="P52">arrow function syntax, same as lambda, x = a =&gt; a + a, x= () =&gt; {body}</text:p>
        </text:list-item>
        <text:list-item>
          <text:p text:style-name="P52">does not have to be part of an object, but can be x.func = Foo()</text:p>
        </text:list-item>
        <text:list-item>
          <text:p text:style-name="P66"><text:span text:style-name="T24">undefined</text:span><text:span text:style-name="T21">, void return → undefined(value, type); missing parameters</text:span></text:p>
        </text:list-item>
        <text:list-item>
          <text:p text:style-name="P66"><text:span text:style-name="T24">null</text:span><text:span text:style-name="T21">, missing data, placeholder for any data, typeof(null) object</text:span></text:p>
        </text:list-item>
        <text:list-item>
          <text:p text:style-name="P66"><text:span text:style-name="T23">Array</text:span><text:span text:style-name="T21">, object</text:span></text:p>
        </text:list-item>
        <text:list-item>
          <text:p text:style-name="P66"><text:span text:style-name="T24">BigInt</text:span><text:span text:style-name="T21">, arbitray-size whole number, use n at the end, put into its ctor</text:span></text:p>
        </text:list-item>
        <text:list-item>
          <text:p text:style-name="P69"><text:span text:style-name="T20">Symbol</text:span><text:span text:style-name="T21">, unique identifier</text:span></text:p>
        </text:list-item>
      </text:list>
      <text:p text:style-name="P4"/>
      <text:p text:style-name="P4">Scopes:</text:p>
      <text:p text:style-name="P4">c# block scope, nearest block, runtime clean up value when out of scope</text:p>
      <text:p text:style-name="P4">JS 1 global 2 function</text:p>
      <text:list xml:id="list9210157806339185011" text:style-name="L32">
        <text:list-item>
          <text:p text:style-name="P53">multiple scripts = one concatenated script share the same global scope</text:p>
        </text:list-item>
        <text:list-item>
          <text:p text:style-name="P53">function scope, all vars have the same scope inside a function</text:p>
        </text:list-item>
        <text:list-item>
          <text:p text:style-name="P53">errors, not exceptions, still try catch, even values, not just errors</text:p>
        </text:list-item>
        <text:list-item>
          <text:p text:style-name="P53">hoisting, move declaration to top, not initial values</text:p>
        </text:list-item>
        <text:list-item>
          <text:p text:style-name="P67"><text:soft-page-break/><text:span text:style-name="T21">two new ways; </text:span><text:span text:style-name="T23">let</text:span><text:span text:style-name="T21">, const, block scope, const preventing new assignment</text:span></text:p>
        </text:list-item>
        <text:list-item>
          <text:p text:style-name="P67"><text:span text:style-name="T21">assign to undeclared variable, create a var in </text:span><text:span text:style-name="T23">global scope</text:span></text:p>
        </text:list-item>
        <text:list-item>
          <text:p text:style-name="P53">improved behaviors opt-in using strict mode: top 'use strict'; </text:p>
        </text:list-item>
        <text:list-item>
          <text:p text:style-name="P53">c# compile time type inference, js var is a way to declare variable, close to object/dynamic type</text:p>
        </text:list-item>
      </text:list>
      <text:p text:style-name="P4"/>
      <text:p text:style-name="P4">Type conversion:</text:p>
      <text:list xml:id="list1029635630098898119" text:style-name="L33">
        <text:list-item>
          <text:p text:style-name="P54">implicit type conversion, True+123=124</text:p>
        </text:list-item>
        <text:list-item>
          <text:p text:style-name="P54">less maintainable, difficult to understand, not rely on rules</text:p>
        </text:list-item>
        <text:list-item>
          <text:p text:style-name="P54">explicit conversion, String()</text:p>
        </text:list-item>
        <text:list-item>
          <text:p text:style-name="P68"><text:span text:style-name="T21">Boolean(), only a few are false: </text:span><text:span text:style-name="T23">0, -0, false, NaN, “”, null, undefined</text:span></text:p>
        </text:list-item>
        <text:list-item>
          <text:p text:style-name="P54">not falsy: [], {}, [0]</text:p>
        </text:list-item>
        <text:list-item>
          <text:p text:style-name="P54">== implicit type conversion. Check value equality regardless of type</text:p>
        </text:list-item>
        <text:list-item>
          <text:p text:style-name="P54">=== check type and value equality</text:p>
        </text:list-item>
        <text:list-item>
          <text:p text:style-name="P54">manual type checking on parameters and avoid == and !=</text:p>
        </text:list-item>
      </text:list>
      <text:p text:style-name="P4"/>
      <text:p text:style-name="P4">Object: </text:p>
      <text:list xml:id="list6899072015776876411" text:style-name="L34">
        <text:list-item>
          <text:p text:style-name="P55">use this. Keyword to see itself , but with exceptions</text:p>
        </text:list-item>
        <text:list-item>
          <text:p text:style-name="P55">debugger; ctrl p search for a js file</text:p>
        </text:list-item>
        <text:list-item>
          <text:p text:style-name="P55">in an object, this refers to object to the left of the dot, obj.behavior, but rename and call it → error</text:p>
        </text:list-item>
        <text:list-item>
          <text:p text:style-name="P55">this in global scope, global object, <text:span text:style-name="T26">var</text:span> variables in global scope becomes properties of this global object</text:p>
          <text:p text:style-name="P55"/>
        </text:list-item>
      </text:list>
      <text:p text:style-name="P4">arrow function</text:p>
      <text:list xml:id="list2335899605562870804" text:style-name="L35">
        <text:list-item>
          <text:p text:style-name="P56">values locked in at the time of defining the function value, this bound</text:p>
        </text:list-item>
        <text:list-item>
          <text:p text:style-name="P56">regular functions as methods, arrow function as LINQ</text:p>
        </text:list-item>
        <text:list-item>
          <text:p text:style-name="P56">method syntax, behavior(a), use a property directly as method</text:p>
        </text:list-item>
      </text:list>
      <text:p text:style-name="P4"/>
      <text:p text:style-name="P4">functions as constructor</text:p>
      <text:p text:style-name="P4"><text:s text:c="5"/>0. use new operator</text:p>
      <text:list xml:id="list5409963576605564048" text:style-name="L36">
        <text:list-item>
          <text:p text:style-name="P57">named TitleCase( otherse camelcase), function Product(name, price)</text:p>
        </text:list-item>
        <text:list-item>
          <text:p text:style-name="P57">let p = new Product(“a”,1), <text:s/>p.formatPrice works; misspelled, no compiler error</text:p>
        </text:list-item>
      </text:list>
      <text:p text:style-name="P4"/>
      <text:p text:style-name="P4">inheritance:</text:p>
      <text:list xml:id="list6284302467298819602" text:style-name="L37">
        <text:list-item>
          <text:p text:style-name="P58"><text:soft-page-break/>prototypal, object → object</text:p>
        </text:list-item>
        <text:list-item>
          <text:p text:style-name="P58">obj2.__proto__ = obj1, set a parent, every obj has a default prototype</text:p>
        </text:list-item>
        <text:list-item>
          <text:p text:style-name="P58">define function that uses other function as constructor</text:p>
        </text:list-item>
        <text:list-item>
          <text:p text:style-name="P58">no name spaces, but modules</text:p>
        </text:list-item>
      </text:list>
      <text:p text:style-name="P4"/>
      <text:p text:style-name="P4">ES6</text:p>
      <text:p text:style-name="P4">classes:</text:p>
      <text:p text:style-name="P4">class Item extends xxx{</text:p>
      <text:p text:style-name="P4"><text:s text:c="5"/>constructor(name,price,salePrice)</text:p>
      <text:p text:style-name="P4"><text:s text:c="4"/>{</text:p>
      <text:p text:style-name="P4"><text:s text:c="8"/>super(name,price);</text:p>
      <text:p text:style-name="P4"><text:s text:c="8"/>this.salePrice = salePrice</text:p>
      <text:p text:style-name="P4"><text:s text:c="4"/>}</text:p>
      <text:p text:style-name="P4"><text:s text:c="5"/>formatPrice(sale)</text:p>
      <text:p text:style-name="P4"><text:s text:c="4"/>{</text:p>
      <text:p text:style-name="P4"><text:s text:c="9"/>if(sale)</text:p>
      <text:p text:style-name="P4"><text:s text:c="8"/>{}</text:p>
      <text:p text:style-name="P4"><text:s text:c="9"/>return super.formatPrice();</text:p>
      <text:p text:style-name="P4"><text:s text:c="4"/>}</text:p>
      <text:p text:style-name="P4">}</text:p>
      <text:list xml:id="list8916310029532021485" text:style-name="L38">
        <text:list-item>
          <text:p text:style-name="P59">not real OOP, syntactic sugar for prototypal inheritance</text:p>
        </text:list-item>
      </text:list>
      <text:p text:style-name="P4"/>
      <text:p text:style-name="P4">transpilation: compiling into a target language that is similar</text:p>
      <text:list xml:id="list3604951751989068569" text:style-name="L39">
        <text:list-item>
          <text:p text:style-name="P60">new syntax rewritten in old syntax: let, const, classes</text:p>
        </text:list-item>
        <text:list-item>
          <text:p text:style-name="P60">but stuff can't, use polyfill: external scripts that fill in the functions missing</text:p>
        </text:list-item>
        <text:list-item>
          <text:p text:style-name="P60">write new Js in <text:span text:style-name="T26">build</text:span> step that transpile to old JS for more impact</text:p>
        </text:list-item>
        <text:list-item>
          <text:p text:style-name="P60">new languages meant to transpile to JS, typescript</text:p>
        </text:list-item>
        <text:list-item>
          <text:p text:style-name="P60">superset of javascript, </text:p>
        </text:list-item>
      </text:list>
      <text:p text:style-name="P4"/>
      <text:p text:style-name="P4">More functions</text:p>
      <text:list xml:id="list4489868280509105433" text:style-name="L40">
        <text:list-item>
          <text:p text:style-name="P61">pass functions as arguments, to achieve async → “callback functions”(delegates)</text:p>
        </text:list-item>
        <text:list-item>
          <text:p text:style-name="P61">funcA(.....funcSuccess,funcFail){.....funcSuccess(result), funcFail}</text:p>
        </text:list-item>
        <text:list-item>
          <text:p text:style-name="P61">calling code invokes library code, then library code asks for functions to fulfill delegates from calling code</text:p>
        </text:list-item>
        <text:list-item>
          <text:p text:style-name="P61"><text:soft-page-break/>Promise helps us manage callbacks</text:p>
        </text:list-item>
        <text:list-item>
          <text:p text:style-name="P61">for(const x of [1,2,3]){}</text:p>
        </text:list-item>
        <text:list-item>
          <text:p text:style-name="P61">if a local variable is referenced from a inner function, the inner function will keep the local variable alive as long as it remains</text:p>
        </text:list-item>
        <text:list-item>
          <text:p text:style-name="P61">called closure, inner function closes over the variables if references</text:p>
        </text:list-item>
        <text:list-item>
          <text:p text:style-name="P61">emulates access modifiers</text:p>
        </text:list-item>
        <text:list-item>
          <text:p text:style-name="P61">not good to pollute the global scope, use immediately-invoked function expression</text:p>
          <text:p text:style-name="P61">(function(){})() define a function and call it → temporary variable</text:p>
        </text:list-item>
      </text:list>
      <text:list xml:id="list273988673302061736" text:style-name="L41">
        <text:list-item>
          <text:p text:style-name="P62">define private fields/function and return public functions that access private fields/function, but private things cannot be accessed by the object is self </text:p>
        </text:list-item>
        <text:list-item>
          <text:p text:style-name="P62">destructing </text:p>
        </text:list-item>
        <text:list-item>
          <text:p text:style-name="P62">getter/setter emulates properties in c#</text:p>
        </text:list-item>
        <text:list-item>
          <text:p text:style-name="P62">Map</text:p>
        </text:list-item>
        <text:list-item>
          <text:p text:style-name="P62">Set </text:p>
        </text:list-item>
      </text:list>
      <text:p text:style-name="P4"/>
      <text:p text:style-name="P4"/>
      <text:p text:style-name="P4">User Interaction:</text:p>
      <text:p text:style-name="P4">alert(“hello”) wait for press on OK</text:p>
      <text:p text:style-name="P4">Prompt(question text,[placeholder])</text:p>
      <text:p text:style-name="P4">Confirm(boolean) OK/Cancle → <text:s/>true and false</text:p>
      <text:p text:style-name="P4"/>
      <text:p text:style-name="P4">?? null conditional operators <text:s/>?? a : b</text:p>
      <text:p text:style-name="P4">?? vs || → <text:s/>?? first defined value, || first truthy</text:p>
      <text:p text:style-name="P8"><text:span text:style-name="T3">evaluated before </text:span><text:span text:style-name="Source_20_Text"><text:span text:style-name="T5">= </text:span></text:span><text:span text:style-name="T3">and </text:span><text:span text:style-name="Source_20_Text"><text:span text:style-name="T5">?</text:span></text:span><text:span text:style-name="T3">, but after most other operations, such as </text:span><text:span text:style-name="Source_20_Text"><text:span text:style-name="T5">+</text:span></text:span><text:span text:style-name="T3">, </text:span><text:span text:style-name="Source_20_Text"><text:span text:style-name="T5">*</text:span></text:span><text:span text:style-name="T3">.</text:span><text:span text:style-name="T21"> </text:span></text:p>
      <text:p text:style-name="P4">forbid to work with &amp;&amp; and ||</text:p>
      <text:p text:style-name="P4"/>
      <text:p text:style-name="P4"/>
      <text:p text:style-name="P6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ource Sans Pro" svg:font-family="'Source Sans Pro', 'Helvetica Neue', Helvetica, Arial, sans-serif"/>
    <style:font-face style:name="Lucida Sans1" svg:font-family="'Lucida Sans'" style:font-family-generic="swiss"/>
    <style:font-face style:name="Courier New" svg:font-family="'Courier New'" style:font-family-generic="modern" style:font-pitch="fixed"/>
    <style:font-face style:name="新宋体" svg:font-family="新宋体"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新宋体"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新宋体"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18T06:31:29.52</meta:creation-date>
    <dc:date>2020-12-14T20:55:27.49</dc:date>
    <meta:editing-duration>P3DT21H37M1S</meta:editing-duration>
    <meta:editing-cycles>30</meta:editing-cycles>
    <meta:generator>OpenOffice/4.1.3$Win32 OpenOffice.org_project/413m1$Build-9783</meta:generator>
    <meta:document-statistic meta:table-count="2" meta:image-count="0" meta:object-count="0" meta:page-count="17" meta:paragraph-count="453" meta:word-count="3696" meta:character-count="23686"/>
  </office:meta>
</office:document-meta>
</file>